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6138" calcext:value-type="float">
            <text:p>0,466138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559794" calcext:value-type="float">
            <text:p>26,559794</text:p>
          </table:table-cell>
          <table:table-cell table:formula="of:=([.D2]-[.E2])^2" office:value-type="float" office:value="0.211413281208998" calcext:value-type="float">
            <text:p>0,2114132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8415" calcext:value-type="float">
            <text:p>0,458415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459395" calcext:value-type="float">
            <text:p>26,459395</text:p>
          </table:table-cell>
          <table:table-cell table:formula="of:=([.D3]-[.E3])^2" office:value-type="float" office:value="0.548503172099995" calcext:value-type="float">
            <text:p>0,5485031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4338" calcext:value-type="float">
            <text:p>0,524338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316394" calcext:value-type="float">
            <text:p>27,316394</text:p>
          </table:table-cell>
          <table:table-cell table:formula="of:=([.D4]-[.E4])^2" office:value-type="float" office:value="1.400934999321" calcext:value-type="float">
            <text:p>1,4009349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55638" calcext:value-type="float">
            <text:p>0,655638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9.023294" calcext:value-type="float">
            <text:p>29,023294</text:p>
          </table:table-cell>
          <table:table-cell table:formula="of:=([.D5]-[.E5])^2" office:value-type="float" office:value="1.159308730944" calcext:value-type="float">
            <text:p>1,1593087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5795" calcext:value-type="float">
            <text:p>0,75795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35335" calcext:value-type="float">
            <text:p>30,35335</text:p>
          </table:table-cell>
          <table:table-cell table:formula="of:=([.D6]-[.E6])^2" office:value-type="float" office:value="0.298826222499996" calcext:value-type="float">
            <text:p>0,2988262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1318" calcext:value-type="float">
            <text:p>0,781318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657134" calcext:value-type="float">
            <text:p>30,657134</text:p>
          </table:table-cell>
          <table:table-cell table:formula="of:=([.D7]-[.E7])^2" office:value-type="float" office:value="0.0204118369000006" calcext:value-type="float">
            <text:p>0,0204118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57602" calcext:value-type="float">
            <text:p>0,757602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348826" calcext:value-type="float">
            <text:p>30,348826</text:p>
          </table:table-cell>
          <table:table-cell table:formula="of:=([.D8]-[.E8])^2" office:value-type="float" office:value="0.564269890040995" calcext:value-type="float">
            <text:p>0,56426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44974" calcext:value-type="float">
            <text:p>0,744974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184662" calcext:value-type="float">
            <text:p>30,184662</text:p>
          </table:table-cell>
          <table:table-cell table:formula="of:=([.D9]-[.E9])^2" office:value-type="float" office:value="0.664769531556006" calcext:value-type="float">
            <text:p>0,66476953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04537" calcext:value-type="float">
            <text:p>0,704537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658981" calcext:value-type="float">
            <text:p>29,658981</text:p>
          </table:table-cell>
          <table:table-cell table:formula="of:=([.D10]-[.E10])^2" office:value-type="float" office:value="3.76754699428901" calcext:value-type="float">
            <text:p>3,7675469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181" calcext:value-type="float">
            <text:p>0,7181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8353" calcext:value-type="float">
            <text:p>29,8353</text:p>
          </table:table-cell>
          <table:table-cell table:formula="of:=([.D11]-[.E11])^2" office:value-type="float" office:value="0.189490443025" calcext:value-type="float">
            <text:p>0,1894904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8875" calcext:value-type="float">
            <text:p>0,58875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15375" calcext:value-type="float">
            <text:p>28,15375</text:p>
          </table:table-cell>
          <table:table-cell table:formula="of:=([.D12]-[.E12])^2" office:value-type="float" office:value="0.298385785009001" calcext:value-type="float">
            <text:p>0,2983857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2784" calcext:value-type="float">
            <text:p>0,582784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076192" calcext:value-type="float">
            <text:p>28,076192</text:p>
          </table:table-cell>
          <table:table-cell table:formula="of:=([.D13]-[.E13])^2" office:value-type="float" office:value="0.226756916100002" calcext:value-type="float">
            <text:p>0,2267569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2972" calcext:value-type="float">
            <text:p>0,522972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298636" calcext:value-type="float">
            <text:p>27,298636</text:p>
          </table:table-cell>
          <table:table-cell table:formula="of:=([.D14]-[.E14])^2" office:value-type="float" office:value="0.248642846881003" calcext:value-type="float">
            <text:p>0,2486428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4908" calcext:value-type="float">
            <text:p>0,494908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933804" calcext:value-type="float">
            <text:p>26,933804</text:p>
          </table:table-cell>
          <table:table-cell table:formula="of:=([.D15]-[.E15])^2" office:value-type="float" office:value="0.0179048484809998" calcext:value-type="float">
            <text:p>0,0179048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9464" calcext:value-type="float">
            <text:p>0,489464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863032" calcext:value-type="float">
            <text:p>26,863032</text:p>
          </table:table-cell>
          <table:table-cell table:formula="of:=([.D16]-[.E16])^2" office:value-type="float" office:value="0.0187602330240008" calcext:value-type="float">
            <text:p>0,018760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5116" calcext:value-type="float">
            <text:p>0,465116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546508" calcext:value-type="float">
            <text:p>26,546508</text:p>
          </table:table-cell>
          <table:table-cell table:formula="of:=([.D17]-[.E17])^2" office:value-type="float" office:value="0.0607652080360001" calcext:value-type="float">
            <text:p>0,0607652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2786" calcext:value-type="float">
            <text:p>0,442786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256218" calcext:value-type="float">
            <text:p>26,256218</text:p>
          </table:table-cell>
          <table:table-cell table:formula="of:=([.D18]-[.E18])^2" office:value-type="float" office:value="0.430616813796003" calcext:value-type="float">
            <text:p>0,43061681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2901" calcext:value-type="float">
            <text:p>0,442901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257713" calcext:value-type="float">
            <text:p>26,257713</text:p>
          </table:table-cell>
          <table:table-cell table:formula="of:=([.D19]-[.E19])^2" office:value-type="float" office:value="0.0202450212249993" calcext:value-type="float">
            <text:p>0,0202450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52108" calcext:value-type="float">
            <text:p>0,452108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377404" calcext:value-type="float">
            <text:p>26,377404</text:p>
          </table:table-cell>
          <table:table-cell table:formula="of:=([.D20]-[.E20])^2" office:value-type="float" office:value="3.159147205201" calcext:value-type="float">
            <text:p>3,1591472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77899" calcext:value-type="float">
            <text:p>0,377899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412687" calcext:value-type="float">
            <text:p>25,412687</text:p>
          </table:table-cell>
          <table:table-cell table:formula="of:=([.D21]-[.E21])^2" office:value-type="float" office:value="1.02553495996901" calcext:value-type="float">
            <text:p>1,025534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410003" calcext:value-type="float">
            <text:p>0,410003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830039" calcext:value-type="float">
            <text:p>25,830039</text:p>
          </table:table-cell>
          <table:table-cell table:formula="of:=([.D22]-[.E22])^2" office:value-type="float" office:value="8.58515784193599" calcext:value-type="float">
            <text:p>8,58515784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76617" calcext:value-type="float">
            <text:p>0,376617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5.396021" calcext:value-type="float">
            <text:p>25,396021</text:p>
          </table:table-cell>
          <table:table-cell table:formula="of:=([.D23]-[.E23])^2" office:value-type="float" office:value="4.82252580062499" calcext:value-type="float">
            <text:p>4,8225258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5993" calcext:value-type="float">
            <text:p>0,35993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5.17909" calcext:value-type="float">
            <text:p>25,17909</text:p>
          </table:table-cell>
          <table:table-cell table:formula="of:=([.D24]-[.E24])^2" office:value-type="float" office:value="2.187701311744" calcext:value-type="float">
            <text:p>2,18770131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64587" calcext:value-type="float">
            <text:p>0,364587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5.239631" calcext:value-type="float">
            <text:p>25,239631</text:p>
          </table:table-cell>
          <table:table-cell table:formula="of:=([.D25]-[.E25])^2" office:value-type="float" office:value="2.688370140625" calcext:value-type="float">
            <text:p>2,6883701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66097" calcext:value-type="float">
            <text:p>0,366097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5.259261" calcext:value-type="float">
            <text:p>25,259261</text:p>
          </table:table-cell>
          <table:table-cell table:formula="of:=([.D26]-[.E26])^2" office:value-type="float" office:value="1.343888384644" calcext:value-type="float">
            <text:p>1,34388838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403022" calcext:value-type="float">
            <text:p>0,403022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5.739286" calcext:value-type="float">
            <text:p>25,739286</text:p>
          </table:table-cell>
          <table:table-cell table:formula="of:=([.D27]-[.E27])^2" office:value-type="float" office:value="0.00154338979600005" calcext:value-type="float">
            <text:p>0,00154338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87853" calcext:value-type="float">
            <text:p>0,487853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842089" calcext:value-type="float">
            <text:p>26,842089</text:p>
          </table:table-cell>
          <table:table-cell table:formula="of:=([.D28]-[.E28])^2" office:value-type="float" office:value="0.0586056313959985" calcext:value-type="float">
            <text:p>0,05860563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55639" calcext:value-type="float">
            <text:p>0,555639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723307" calcext:value-type="float">
            <text:p>27,723307</text:p>
          </table:table-cell>
          <table:table-cell table:formula="of:=([.D29]-[.E29])^2" office:value-type="float" office:value="0.0765584628640023" calcext:value-type="float">
            <text:p>0,0765584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7362" calcext:value-type="float">
            <text:p>0,637362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785706" calcext:value-type="float">
            <text:p>28,785706</text:p>
          </table:table-cell>
          <table:table-cell table:formula="of:=([.D30]-[.E30])^2" office:value-type="float" office:value="0.470199575521002" calcext:value-type="float">
            <text:p>0,47019957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5298" calcext:value-type="float">
            <text:p>0,65298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98874" calcext:value-type="float">
            <text:p>28,98874</text:p>
          </table:table-cell>
          <table:table-cell table:formula="of:=([.D31]-[.E31])^2" office:value-type="float" office:value="0.977608765080995" calcext:value-type="float">
            <text:p>0,9776087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2974" calcext:value-type="float">
            <text:p>0,602974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338662" calcext:value-type="float">
            <text:p>28,338662</text:p>
          </table:table-cell>
          <table:table-cell table:formula="of:=([.D32]-[.E32])^2" office:value-type="float" office:value="0.437365304895998" calcext:value-type="float">
            <text:p>0,43736530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57228" calcext:value-type="float">
            <text:p>0,657228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9.043964" calcext:value-type="float">
            <text:p>29,043964</text:p>
          </table:table-cell>
          <table:table-cell table:formula="of:=([.D33]-[.E33])^2" office:value-type="float" office:value="0.430377985024004" calcext:value-type="float">
            <text:p>0,4303779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00635" calcext:value-type="float">
            <text:p>0,700635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608255" calcext:value-type="float">
            <text:p>29,608255</text:p>
          </table:table-cell>
          <table:table-cell table:formula="of:=([.D34]-[.E34])^2" office:value-type="float" office:value="3.57870671200901" calcext:value-type="float">
            <text:p>3,578706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814657" calcext:value-type="float">
            <text:p>0,814657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1.090541" calcext:value-type="float">
            <text:p>31,090541</text:p>
          </table:table-cell>
          <table:table-cell table:formula="of:=([.D35]-[.E35])^2" office:value-type="float" office:value="1.665483167296" calcext:value-type="float">
            <text:p>1,66548316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73776" calcext:value-type="float">
            <text:p>0,673776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259088" calcext:value-type="float">
            <text:p>29,259088</text:p>
          </table:table-cell>
          <table:table-cell table:formula="of:=([.D36]-[.E36])^2" office:value-type="float" office:value="0.738039064463995" calcext:value-type="float">
            <text:p>0,73803906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0749" calcext:value-type="float">
            <text:p>0,590749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79737" calcext:value-type="float">
            <text:p>28,179737</text:p>
          </table:table-cell>
          <table:table-cell table:formula="of:=([.D37]-[.E37])^2" office:value-type="float" office:value="0.0782511107560007" calcext:value-type="float">
            <text:p>0,0782511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7308" calcext:value-type="float">
            <text:p>0,557308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45004" calcext:value-type="float">
            <text:p>27,745004</text:p>
          </table:table-cell>
          <table:table-cell table:formula="of:=([.D38]-[.E38])^2" office:value-type="float" office:value="1.31102729000099" calcext:value-type="float">
            <text:p>1,311027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0965" calcext:value-type="float">
            <text:p>0,480965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752545" calcext:value-type="float">
            <text:p>26,752545</text:p>
          </table:table-cell>
          <table:table-cell table:formula="of:=([.D39]-[.E39])^2" office:value-type="float" office:value="0.124289387208998" calcext:value-type="float">
            <text:p>0,1242893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94928" calcext:value-type="float">
            <text:p>0,494928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934064" calcext:value-type="float">
            <text:p>26,934064</text:p>
          </table:table-cell>
          <table:table-cell table:formula="of:=([.D40]-[.E40])^2" office:value-type="float" office:value="0.402034619844" calcext:value-type="float">
            <text:p>0,40203461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5225" calcext:value-type="float">
            <text:p>0,455225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17925" calcext:value-type="float">
            <text:p>26,417925</text:p>
          </table:table-cell>
          <table:table-cell table:formula="of:=([.D41]-[.E41])^2" office:value-type="float" office:value="0.000321377329000009" calcext:value-type="float">
            <text:p>0,00032137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8537" calcext:value-type="float">
            <text:p>0,438537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200981" calcext:value-type="float">
            <text:p>26,200981</text:p>
          </table:table-cell>
          <table:table-cell table:formula="of:=([.D42]-[.E42])^2" office:value-type="float" office:value="0.0403929603999991" calcext:value-type="float">
            <text:p>0,04039296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2236" calcext:value-type="float">
            <text:p>0,442236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249068" calcext:value-type="float">
            <text:p>26,249068</text:p>
          </table:table-cell>
          <table:table-cell table:formula="of:=([.D43]-[.E43])^2" office:value-type="float" office:value="0.00240707984399993" calcext:value-type="float">
            <text:p>0,0024070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8327" calcext:value-type="float">
            <text:p>0,448327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328251" calcext:value-type="float">
            <text:p>26,328251</text:p>
          </table:table-cell>
          <table:table-cell table:formula="of:=([.D44]-[.E44])^2" office:value-type="float" office:value="0.0164467800249999" calcext:value-type="float">
            <text:p>0,016446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007" calcext:value-type="float">
            <text:p>0,463007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519091" calcext:value-type="float">
            <text:p>26,519091</text:p>
          </table:table-cell>
          <table:table-cell table:formula="of:=([.D45]-[.E45])^2" office:value-type="float" office:value="0.269454428099998" calcext:value-type="float">
            <text:p>0,26945442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0335" calcext:value-type="float">
            <text:p>0,440335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224355" calcext:value-type="float">
            <text:p>26,224355</text:p>
          </table:table-cell>
          <table:table-cell table:formula="of:=([.D46]-[.E46])^2" office:value-type="float" office:value="0.105202922499999" calcext:value-type="float">
            <text:p>0,1052029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45025" calcext:value-type="float">
            <text:p>0,445025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285325" calcext:value-type="float">
            <text:p>26,285325</text:p>
          </table:table-cell>
          <table:table-cell table:formula="of:=([.D47]-[.E47])^2" office:value-type="float" office:value="2.206199267584" calcext:value-type="float">
            <text:p>2,20619926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1999" calcext:value-type="float">
            <text:p>0,401999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725987" calcext:value-type="float">
            <text:p>25,725987</text:p>
          </table:table-cell>
          <table:table-cell table:formula="of:=([.D48]-[.E48])^2" office:value-type="float" office:value="0.106268176143999" calcext:value-type="float">
            <text:p>0,10626817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6117" calcext:value-type="float">
            <text:p>0,406117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779521" calcext:value-type="float">
            <text:p>25,779521</text:p>
          </table:table-cell>
          <table:table-cell table:formula="of:=([.D49]-[.E49])^2" office:value-type="float" office:value="0.461751507529" calcext:value-type="float">
            <text:p>0,46175150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21548" calcext:value-type="float">
            <text:p>0,421548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980124" calcext:value-type="float">
            <text:p>25,980124</text:p>
          </table:table-cell>
          <table:table-cell table:formula="of:=([.D50]-[.E50])^2" office:value-type="float" office:value="0.960639134884003" calcext:value-type="float">
            <text:p>0,9606391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5219" calcext:value-type="float">
            <text:p>0,385219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507847" calcext:value-type="float">
            <text:p>25,507847</text:p>
          </table:table-cell>
          <table:table-cell table:formula="of:=([.D51]-[.E51])^2" office:value-type="float" office:value="0.652615159716002" calcext:value-type="float">
            <text:p>0,65261515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0286" calcext:value-type="float">
            <text:p>0,410286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833718" calcext:value-type="float">
            <text:p>25,833718</text:p>
          </table:table-cell>
          <table:table-cell table:formula="of:=([.D52]-[.E52])^2" office:value-type="float" office:value="0.695082368656004" calcext:value-type="float">
            <text:p>0,69508236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9943" calcext:value-type="float">
            <text:p>0,399943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699259" calcext:value-type="float">
            <text:p>25,699259</text:p>
          </table:table-cell>
          <table:table-cell table:formula="of:=([.D53]-[.E53])^2" office:value-type="float" office:value="0.638805358009" calcext:value-type="float">
            <text:p>0,6388053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24779" calcext:value-type="float">
            <text:p>0,424779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6.022127" calcext:value-type="float">
            <text:p>26,022127</text:p>
          </table:table-cell>
          <table:table-cell table:formula="of:=([.D54]-[.E54])^2" office:value-type="float" office:value="0.333940671376004" calcext:value-type="float">
            <text:p>0,3339406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92962" calcext:value-type="float">
            <text:p>0,492962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6.908506" calcext:value-type="float">
            <text:p>26,908506</text:p>
          </table:table-cell>
          <table:table-cell table:formula="of:=([.D55]-[.E55])^2" office:value-type="float" office:value="2.861155335025" calcext:value-type="float">
            <text:p>2,8611553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66831" calcext:value-type="float">
            <text:p>0,666831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9.168803" calcext:value-type="float">
            <text:p>29,168803</text:p>
          </table:table-cell>
          <table:table-cell table:formula="of:=([.D56]-[.E56])^2" office:value-type="float" office:value="0.0534497408640017" calcext:value-type="float">
            <text:p>0,05344974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23187" calcext:value-type="float">
            <text:p>0,723187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29.901431" calcext:value-type="float">
            <text:p>29,901431</text:p>
          </table:table-cell>
          <table:table-cell table:formula="of:=([.D57]-[.E57])^2" office:value-type="float" office:value="0.0102872334760007" calcext:value-type="float">
            <text:p>0,01028723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1728" calcext:value-type="float">
            <text:p>0,731728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012464" calcext:value-type="float">
            <text:p>30,012464</text:p>
          </table:table-cell>
          <table:table-cell table:formula="of:=([.D58]-[.E58])^2" office:value-type="float" office:value="0.787720151296001" calcext:value-type="float">
            <text:p>0,78772015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84067" calcext:value-type="float">
            <text:p>0,784067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692871" calcext:value-type="float">
            <text:p>30,692871</text:p>
          </table:table-cell>
          <table:table-cell table:formula="of:=([.D59]-[.E59])^2" office:value-type="float" office:value="0.628642836900007" calcext:value-type="float">
            <text:p>0,62864283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4396" calcext:value-type="float">
            <text:p>0,674396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267148" calcext:value-type="float">
            <text:p>29,267148</text:p>
          </table:table-cell>
          <table:table-cell table:formula="of:=([.D60]-[.E60])^2" office:value-type="float" office:value="1.519931451025" calcext:value-type="float">
            <text:p>1,519931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67703" calcext:value-type="float">
            <text:p>0,667703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180139" calcext:value-type="float">
            <text:p>29,180139</text:p>
          </table:table-cell>
          <table:table-cell table:formula="of:=([.D61]-[.E61])^2" office:value-type="float" office:value="1.04012053876899" calcext:value-type="float">
            <text:p>1,04012053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67683" calcext:value-type="float">
            <text:p>0,667683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9.179879" calcext:value-type="float">
            <text:p>29,179879</text:p>
          </table:table-cell>
          <table:table-cell table:formula="of:=([.D62]-[.E62])^2" office:value-type="float" office:value="1.040650935129" calcext:value-type="float">
            <text:p>1,04065093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21405" calcext:value-type="float">
            <text:p>0,621405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578265" calcext:value-type="float">
            <text:p>28,578265</text:p>
          </table:table-cell>
          <table:table-cell table:formula="of:=([.D63]-[.E63])^2" office:value-type="float" office:value="0.849602784120991" calcext:value-type="float">
            <text:p>0,84960278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09768" calcext:value-type="float">
            <text:p>0,609768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426984" calcext:value-type="float">
            <text:p>28,426984</text:p>
          </table:table-cell>
          <table:table-cell table:formula="of:=([.D64]-[.E64])^2" office:value-type="float" office:value="1.054702298169" calcext:value-type="float">
            <text:p>1,0547022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3407" calcext:value-type="float">
            <text:p>0,53407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44291" calcext:value-type="float">
            <text:p>27,44291</text:p>
          </table:table-cell>
          <table:table-cell table:formula="of:=([.D65]-[.E65])^2" office:value-type="float" office:value="3.396302524836" calcext:value-type="float">
            <text:p>3,3963025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80918" calcext:value-type="float">
            <text:p>0,480918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751934" calcext:value-type="float">
            <text:p>26,751934</text:p>
          </table:table-cell>
          <table:table-cell table:formula="of:=([.D66]-[.E66])^2" office:value-type="float" office:value="2.10810362876099" calcext:value-type="float">
            <text:p>2,10810362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2023" calcext:value-type="float">
            <text:p>0,462023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506299" calcext:value-type="float">
            <text:p>26,506299</text:p>
          </table:table-cell>
          <table:table-cell table:formula="of:=([.D67]-[.E67])^2" office:value-type="float" office:value="0.0425584522089997" calcext:value-type="float">
            <text:p>0,04255845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2132" calcext:value-type="float">
            <text:p>0,432132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117716" calcext:value-type="float">
            <text:p>26,117716</text:p>
          </table:table-cell>
          <table:table-cell table:formula="of:=([.D68]-[.E68])^2" office:value-type="float" office:value="0.0473980795210006" calcext:value-type="float">
            <text:p>0,04739807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22913" calcext:value-type="float">
            <text:p>0,422913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5.997869" calcext:value-type="float">
            <text:p>25,997869</text:p>
          </table:table-cell>
          <table:table-cell table:formula="of:=([.D69]-[.E69])^2" office:value-type="float" office:value="0.00957736249600025" calcext:value-type="float">
            <text:p>0,00957736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37978" calcext:value-type="float">
            <text:p>0,437978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193714" calcext:value-type="float">
            <text:p>26,193714</text:p>
          </table:table-cell>
          <table:table-cell table:formula="of:=([.D70]-[.E70])^2" office:value-type="float" office:value="0.481246050961002" calcext:value-type="float">
            <text:p>0,4812460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7786" calcext:value-type="float">
            <text:p>0,447786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321218" calcext:value-type="float">
            <text:p>26,321218</text:p>
          </table:table-cell>
          <table:table-cell table:formula="of:=([.D71]-[.E71])^2" office:value-type="float" office:value="1.4913782884" calcext:value-type="float">
            <text:p>1,49137828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3816" calcext:value-type="float">
            <text:p>0,403816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749608" calcext:value-type="float">
            <text:p>25,749608</text:p>
          </table:table-cell>
          <table:table-cell table:formula="of:=([.D72]-[.E72])^2" office:value-type="float" office:value="0.901761051321002" calcext:value-type="float">
            <text:p>0,90176105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6859" calcext:value-type="float">
            <text:p>0,396859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659167" calcext:value-type="float">
            <text:p>25,659167</text:p>
          </table:table-cell>
          <table:table-cell table:formula="of:=([.D73]-[.E73])^2" office:value-type="float" office:value="0.738173088899998" calcext:value-type="float">
            <text:p>0,73817308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9447" calcext:value-type="float">
            <text:p>0,389447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562811" calcext:value-type="float">
            <text:p>25,562811</text:p>
          </table:table-cell>
          <table:table-cell table:formula="of:=([.D74]-[.E74])^2" office:value-type="float" office:value="1.129575724225" calcext:value-type="float">
            <text:p>1,12957572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3708" calcext:value-type="float">
            <text:p>0,383708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488204" calcext:value-type="float">
            <text:p>25,488204</text:p>
          </table:table-cell>
          <table:table-cell table:formula="of:=([.D75]-[.E75])^2" office:value-type="float" office:value="0.345976887204002" calcext:value-type="float">
            <text:p>0,34597688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8277" calcext:value-type="float">
            <text:p>0,398277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677601" calcext:value-type="float">
            <text:p>25,677601</text:p>
          </table:table-cell>
          <table:table-cell table:formula="of:=([.D76]-[.E76])^2" office:value-type="float" office:value="0.142580249604002" calcext:value-type="float">
            <text:p>0,1425802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1708" calcext:value-type="float">
            <text:p>0,461708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502204" calcext:value-type="float">
            <text:p>26,502204</text:p>
          </table:table-cell>
          <table:table-cell table:formula="of:=([.D77]-[.E77])^2" office:value-type="float" office:value="0.0391228620249997" calcext:value-type="float">
            <text:p>0,0391228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9429" calcext:value-type="float">
            <text:p>0,529429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382577" calcext:value-type="float">
            <text:p>27,382577</text:p>
          </table:table-cell>
          <table:table-cell table:formula="of:=([.D78]-[.E78])^2" office:value-type="float" office:value="3.177566500329" calcext:value-type="float">
            <text:p>3,1775665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99609" calcext:value-type="float">
            <text:p>0,499609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994917" calcext:value-type="float">
            <text:p>26,994917</text:p>
          </table:table-cell>
          <table:table-cell table:formula="of:=([.D79]-[.E79])^2" office:value-type="float" office:value="5.73560348774401" calcext:value-type="float">
            <text:p>5,73560348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8704" calcext:value-type="float">
            <text:p>0,388704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553152" calcext:value-type="float">
            <text:p>25,553152</text:p>
          </table:table-cell>
          <table:table-cell table:formula="of:=([.D80]-[.E80])^2" office:value-type="float" office:value="0.567242454024994" calcext:value-type="float">
            <text:p>0,5672424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909" calcext:value-type="float">
            <text:p>0,40909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81817" calcext:value-type="float">
            <text:p>25,81817</text:p>
          </table:table-cell>
          <table:table-cell table:formula="of:=([.D81]-[.E81])^2" office:value-type="float" office:value="0.963980330624994" calcext:value-type="float">
            <text:p>0,96398033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62343" calcext:value-type="float">
            <text:p>0,462343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510459" calcext:value-type="float">
            <text:p>26,510459</text:p>
          </table:table-cell>
          <table:table-cell table:formula="of:=([.D82]-[.E82])^2" office:value-type="float" office:value="0.239650390681003" calcext:value-type="float">
            <text:p>0,23965039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93739" calcext:value-type="float">
            <text:p>0,593739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8.218607" calcext:value-type="float">
            <text:p>28,218607</text:p>
          </table:table-cell>
          <table:table-cell table:formula="of:=([.D83]-[.E83])^2" office:value-type="float" office:value="0.231736332100004" calcext:value-type="float">
            <text:p>0,23173633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58919" calcext:value-type="float">
            <text:p>0,658919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9.065947" calcext:value-type="float">
            <text:p>29,065947</text:p>
          </table:table-cell>
          <table:table-cell table:formula="of:=([.D84]-[.E84])^2" office:value-type="float" office:value="0.0707246154810027" calcext:value-type="float">
            <text:p>0,07072461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0079" calcext:value-type="float">
            <text:p>0,680079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341027" calcext:value-type="float">
            <text:p>29,341027</text:p>
          </table:table-cell>
          <table:table-cell table:formula="of:=([.D85]-[.E85])^2" office:value-type="float" office:value="2.37478270708899" calcext:value-type="float">
            <text:p>2,37478270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48443" calcext:value-type="float">
            <text:p>0,548443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7.629759" calcext:value-type="float">
            <text:p>27,629759</text:p>
          </table:table-cell>
          <table:table-cell table:formula="of:=([.D86]-[.E86])^2" office:value-type="float" office:value="0.221121895696" calcext:value-type="float">
            <text:p>0,22112189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71466" calcext:value-type="float">
            <text:p>0,571466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7.929058" calcext:value-type="float">
            <text:p>27,929058</text:p>
          </table:table-cell>
          <table:table-cell table:formula="of:=([.D87]-[.E87])^2" office:value-type="float" office:value="1.05895213491601" calcext:value-type="float">
            <text:p>1,05895213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85773" calcext:value-type="float">
            <text:p>0,485773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6.815049" calcext:value-type="float">
            <text:p>26,815049</text:p>
          </table:table-cell>
          <table:table-cell table:formula="of:=([.D88]-[.E88])^2" office:value-type="float" office:value="0.378277891849" calcext:value-type="float">
            <text:p>0,37827789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5042" calcext:value-type="float">
            <text:p>0,495042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935546" calcext:value-type="float">
            <text:p>26,935546</text:p>
          </table:table-cell>
          <table:table-cell table:formula="of:=([.D89]-[.E89])^2" office:value-type="float" office:value="2.67500090484901" calcext:value-type="float">
            <text:p>2,67500090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63768" calcext:value-type="float">
            <text:p>0,463768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6.528984" calcext:value-type="float">
            <text:p>26,528984</text:p>
          </table:table-cell>
          <table:table-cell table:formula="of:=([.D90]-[.E90])^2" office:value-type="float" office:value="1.27460713022499" calcext:value-type="float">
            <text:p>1,27460713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35492" calcext:value-type="float">
            <text:p>0,435492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6.161396" calcext:value-type="float">
            <text:p>26,161396</text:p>
          </table:table-cell>
          <table:table-cell table:formula="of:=([.D91]-[.E91])^2" office:value-type="float" office:value="0.579725391608998" calcext:value-type="float">
            <text:p>0,57972539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1292" calcext:value-type="float">
            <text:p>0,411292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846796" calcext:value-type="float">
            <text:p>25,846796</text:p>
          </table:table-cell>
          <table:table-cell table:formula="of:=([.D92]-[.E92])^2" office:value-type="float" office:value="0.199627559208997" calcext:value-type="float">
            <text:p>0,19962755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0358" calcext:value-type="float">
            <text:p>0,410358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5.834654" calcext:value-type="float">
            <text:p>25,834654</text:p>
          </table:table-cell>
          <table:table-cell table:formula="of:=([.D93]-[.E93])^2" office:value-type="float" office:value="0.539719438336002" calcext:value-type="float">
            <text:p>0,53971943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8998" calcext:value-type="float">
            <text:p>0,418998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946974" calcext:value-type="float">
            <text:p>25,946974</text:p>
          </table:table-cell>
          <table:table-cell table:formula="of:=([.D94]-[.E94])^2" office:value-type="float" office:value="1.31555623852899" calcext:value-type="float">
            <text:p>1,31555623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5406" calcext:value-type="float">
            <text:p>0,395406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640278" calcext:value-type="float">
            <text:p>25,640278</text:p>
          </table:table-cell>
          <table:table-cell table:formula="of:=([.D95]-[.E95])^2" office:value-type="float" office:value="0.706072158961002" calcext:value-type="float">
            <text:p>0,7060721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95359" calcext:value-type="float">
            <text:p>0,395359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639667" calcext:value-type="float">
            <text:p>25,639667</text:p>
          </table:table-cell>
          <table:table-cell table:formula="of:=([.D96]-[.E96])^2" office:value-type="float" office:value="1.536774270889" calcext:value-type="float">
            <text:p>1,53677427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81016" calcext:value-type="float">
            <text:p>0,381016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453208" calcext:value-type="float">
            <text:p>25,453208</text:p>
          </table:table-cell>
          <table:table-cell table:formula="of:=([.D97]-[.E97])^2" office:value-type="float" office:value="0.0609062912639996" calcext:value-type="float">
            <text:p>0,06090629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0227" calcext:value-type="float">
            <text:p>0,430227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092951" calcext:value-type="float">
            <text:p>26,092951</text:p>
          </table:table-cell>
          <table:table-cell table:formula="of:=([.D98]-[.E98])^2" office:value-type="float" office:value="2.537505632025" calcext:value-type="float">
            <text:p>2,5375056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38847" calcext:value-type="float">
            <text:p>0,438847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6.205011" calcext:value-type="float">
            <text:p>26,205011</text:p>
          </table:table-cell>
          <table:table-cell table:formula="of:=([.D99]-[.E99])^2" office:value-type="float" office:value="4.43107552014399" calcext:value-type="float">
            <text:p>4,43107552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41566" calcext:value-type="float">
            <text:p>0,341566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4.940358" calcext:value-type="float">
            <text:p>24,940358</text:p>
          </table:table-cell>
          <table:table-cell table:formula="of:=([.D100]-[.E100])^2" office:value-type="float" office:value="0.410053245315998" calcext:value-type="float">
            <text:p>0,41005324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9037" calcext:value-type="float">
            <text:p>0,39037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57481" calcext:value-type="float">
            <text:p>25,57481</text:p>
          </table:table-cell>
          <table:table-cell table:formula="of:=([.D101]-[.E101])^2" office:value-type="float" office:value="1.051020687249" calcext:value-type="float">
            <text:p>1,05102068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8986" calcext:value-type="float">
            <text:p>0,468986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596818" calcext:value-type="float">
            <text:p>26,596818</text:p>
          </table:table-cell>
          <table:table-cell table:formula="of:=([.D102]-[.E102])^2" office:value-type="float" office:value="0.634925299683998" calcext:value-type="float">
            <text:p>0,63492529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37112" calcext:value-type="float">
            <text:p>0,537112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7.482456" calcext:value-type="float">
            <text:p>27,482456</text:p>
          </table:table-cell>
          <table:table-cell table:formula="of:=([.D103]-[.E103])^2" office:value-type="float" office:value="7.19558628668099" calcext:value-type="float">
            <text:p>7,19558628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86069" calcext:value-type="float">
            <text:p>0,386069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5.518897" calcext:value-type="float">
            <text:p>25,518897</text:p>
          </table:table-cell>
          <table:table-cell table:formula="of:=([.D104]-[.E104])^2" office:value-type="float" office:value="3.172331458816" calcext:value-type="float">
            <text:p>3,17233145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04896" calcext:value-type="float">
            <text:p>0,504896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063648" calcext:value-type="float">
            <text:p>27,063648</text:p>
          </table:table-cell>
          <table:table-cell table:formula="of:=([.D105]-[.E105])^2" office:value-type="float" office:value="0.699489686024996" calcext:value-type="float">
            <text:p>0,6994896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3696" calcext:value-type="float">
            <text:p>0,643696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868048" calcext:value-type="float">
            <text:p>28,868048</text:p>
          </table:table-cell>
          <table:table-cell table:formula="of:=([.D106]-[.E106])^2" office:value-type="float" office:value="0.219072674704" calcext:value-type="float">
            <text:p>0,21907267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40713" calcext:value-type="float">
            <text:p>0,640713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829269" calcext:value-type="float">
            <text:p>28,829269</text:p>
          </table:table-cell>
          <table:table-cell table:formula="of:=([.D107]-[.E107])^2" office:value-type="float" office:value="0.0291483914409993" calcext:value-type="float">
            <text:p>0,02914839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92211" calcext:value-type="float">
            <text:p>0,692211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498743" calcext:value-type="float">
            <text:p>29,498743</text:p>
          </table:table-cell>
          <table:table-cell table:formula="of:=([.D108]-[.E108])^2" office:value-type="float" office:value="7.28324076750401" calcext:value-type="float">
            <text:p>7,28324076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9998" calcext:value-type="float">
            <text:p>0,479998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6.739974" calcext:value-type="float">
            <text:p>26,739974</text:p>
          </table:table-cell>
          <table:table-cell table:formula="of:=([.D109]-[.E109])^2" office:value-type="float" office:value="0.129615840484003" calcext:value-type="float">
            <text:p>0,12961584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9183" calcext:value-type="float">
            <text:p>0,529183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379379" calcext:value-type="float">
            <text:p>27,379379</text:p>
          </table:table-cell>
          <table:table-cell table:formula="of:=([.D110]-[.E110])^2" office:value-type="float" office:value="0.607426949375999" calcext:value-type="float">
            <text:p>0,60742694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548" calcext:value-type="float">
            <text:p>0,47548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68124" calcext:value-type="float">
            <text:p>26,68124</text:p>
          </table:table-cell>
          <table:table-cell table:formula="of:=([.D111]-[.E111])^2" office:value-type="float" office:value="1.39533975002501" calcext:value-type="float">
            <text:p>1,395339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51601" calcext:value-type="float">
            <text:p>0,451601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6.370813" calcext:value-type="float">
            <text:p>26,370813</text:p>
          </table:table-cell>
          <table:table-cell table:formula="of:=([.D112]-[.E112])^2" office:value-type="float" office:value="2.163273231249" calcext:value-type="float">
            <text:p>2,16327323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43053" calcext:value-type="float">
            <text:p>0,443053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6.259689" calcext:value-type="float">
            <text:p>26,259689</text:p>
          </table:table-cell>
          <table:table-cell table:formula="of:=([.D113]-[.E113])^2" office:value-type="float" office:value="0.291930573635997" calcext:value-type="float">
            <text:p>0,29193057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008" calcext:value-type="float">
            <text:p>0,44008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22104" calcext:value-type="float">
            <text:p>26,22104</text:p>
          </table:table-cell>
          <table:table-cell table:formula="of:=([.D114]-[.E114])^2" office:value-type="float" office:value="0.0062349974440001" calcext:value-type="float">
            <text:p>0,00623499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1087" calcext:value-type="float">
            <text:p>0,51087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7.14131" calcext:value-type="float">
            <text:p>27,14131</text:p>
          </table:table-cell>
          <table:table-cell table:formula="of:=([.D115]-[.E115])^2" office:value-type="float" office:value="1.30258623348099" calcext:value-type="float">
            <text:p>1,30258623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34345" calcext:value-type="float">
            <text:p>0,434345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146485" calcext:value-type="float">
            <text:p>26,146485</text:p>
          </table:table-cell>
          <table:table-cell table:formula="of:=([.D116]-[.E116])^2" office:value-type="float" office:value="0.00286449744100037" calcext:value-type="float">
            <text:p>0,00286449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4433" calcext:value-type="float">
            <text:p>0,494433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927629" calcext:value-type="float">
            <text:p>26,927629</text:p>
          </table:table-cell>
          <table:table-cell table:formula="of:=([.D117]-[.E117])^2" office:value-type="float" office:value="0.0162904379560001" calcext:value-type="float">
            <text:p>0,0162904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1072" calcext:value-type="float">
            <text:p>0,481072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753936" calcext:value-type="float">
            <text:p>26,753936</text:p>
          </table:table-cell>
          <table:table-cell table:formula="of:=([.D118]-[.E118])^2" office:value-type="float" office:value="0.568417984225003" calcext:value-type="float">
            <text:p>0,56841798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9823" calcext:value-type="float">
            <text:p>0,449823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347699" calcext:value-type="float">
            <text:p>26,347699</text:p>
          </table:table-cell>
          <table:table-cell table:formula="of:=([.D119]-[.E119])^2" office:value-type="float" office:value="0.021813222248999" calcext:value-type="float">
            <text:p>0,02181322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0187" calcext:value-type="float">
            <text:p>0,450187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352431" calcext:value-type="float">
            <text:p>26,352431</text:p>
          </table:table-cell>
          <table:table-cell table:formula="of:=([.D120]-[.E120])^2" office:value-type="float" office:value="0.726647134096001" calcext:value-type="float">
            <text:p>0,72664713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4672" calcext:value-type="float">
            <text:p>0,434672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150736" calcext:value-type="float">
            <text:p>26,150736</text:p>
          </table:table-cell>
          <table:table-cell table:formula="of:=([.D121]-[.E121])^2" office:value-type="float" office:value="0.723746637289003" calcext:value-type="float">
            <text:p>0,72374663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1558" calcext:value-type="float">
            <text:p>0,411558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850254" calcext:value-type="float">
            <text:p>25,850254</text:p>
          </table:table-cell>
          <table:table-cell table:formula="of:=([.D122]-[.E122])^2" office:value-type="float" office:value="0.722928463504002" calcext:value-type="float">
            <text:p>0,72292846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8204" calcext:value-type="float">
            <text:p>0,408204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806652" calcext:value-type="float">
            <text:p>25,806652</text:p>
          </table:table-cell>
          <table:table-cell table:formula="of:=([.D123]-[.E123])^2" office:value-type="float" office:value="0.368033928964004" calcext:value-type="float">
            <text:p>0,3680339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99615" calcext:value-type="float">
            <text:p>0,399615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694995" calcext:value-type="float">
            <text:p>25,694995</text:p>
          </table:table-cell>
          <table:table-cell table:formula="of:=([.D124]-[.E124])^2" office:value-type="float" office:value="1.1990031001" calcext:value-type="float">
            <text:p>1,1990031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3355" calcext:value-type="float">
            <text:p>0,393355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613615" calcext:value-type="float">
            <text:p>25,613615</text:p>
          </table:table-cell>
          <table:table-cell table:formula="of:=([.D125]-[.E125])^2" office:value-type="float" office:value="1.180230195456" calcext:value-type="float">
            <text:p>1,18023019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61546" calcext:value-type="float">
            <text:p>0,461546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500098" calcext:value-type="float">
            <text:p>26,500098</text:p>
          </table:table-cell>
          <table:table-cell table:formula="of:=([.D126]-[.E126])^2" office:value-type="float" office:value="5.28957680846398" calcext:value-type="float">
            <text:p>5,28957680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79336" calcext:value-type="float">
            <text:p>0,679336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331368" calcext:value-type="float">
            <text:p>29,331368</text:p>
          </table:table-cell>
          <table:table-cell table:formula="of:=([.D127]-[.E127])^2" office:value-type="float" office:value="0.0172567632249988" calcext:value-type="float">
            <text:p>0,01725676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1648" calcext:value-type="float">
            <text:p>0,711648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751424" calcext:value-type="float">
            <text:p>29,751424</text:p>
          </table:table-cell>
          <table:table-cell table:formula="of:=([.D128]-[.E128])^2" office:value-type="float" office:value="0.420643044899999" calcext:value-type="float">
            <text:p>0,4206430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5035" calcext:value-type="float">
            <text:p>0,765035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445455" calcext:value-type="float">
            <text:p>30,445455</text:p>
          </table:table-cell>
          <table:table-cell table:formula="of:=([.D129]-[.E129])^2" office:value-type="float" office:value="0.307515720680996" calcext:value-type="float">
            <text:p>0,30751572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80109" calcext:value-type="float">
            <text:p>0,780109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641417" calcext:value-type="float">
            <text:p>30,641417</text:p>
          </table:table-cell>
          <table:table-cell table:formula="of:=([.D130]-[.E130])^2" office:value-type="float" office:value="0.0199979193960003" calcext:value-type="float">
            <text:p>0,0199979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0522" calcext:value-type="float">
            <text:p>0,70522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66786" calcext:value-type="float">
            <text:p>29,66786</text:p>
          </table:table-cell>
          <table:table-cell table:formula="of:=([.D131]-[.E131])^2" office:value-type="float" office:value="1.5181689796" calcext:value-type="float">
            <text:p>1,51816897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0896" calcext:value-type="float">
            <text:p>0,70896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71648" calcext:value-type="float">
            <text:p>29,71648</text:p>
          </table:table-cell>
          <table:table-cell table:formula="of:=([.D132]-[.E132])^2" office:value-type="float" office:value="3.180950724484" calcext:value-type="float">
            <text:p>3,18095072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38094" calcext:value-type="float">
            <text:p>0,738094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30.095222" calcext:value-type="float">
            <text:p>30,095222</text:p>
          </table:table-cell>
          <table:table-cell table:formula="of:=([.D133]-[.E133])^2" office:value-type="float" office:value="0.163847657961" calcext:value-type="float">
            <text:p>0,1638476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50449" calcext:value-type="float">
            <text:p>0,650449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8.955837" calcext:value-type="float">
            <text:p>28,955837</text:p>
          </table:table-cell>
          <table:table-cell table:formula="of:=([.D134]-[.E134])^2" office:value-type="float" office:value="0.712619612224" calcext:value-type="float">
            <text:p>0,71261961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12824" calcext:value-type="float">
            <text:p>0,612824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466712" calcext:value-type="float">
            <text:p>28,466712</text:p>
          </table:table-cell>
          <table:table-cell table:formula="of:=([.D135]-[.E135])^2" office:value-type="float" office:value="0.134481358089001" calcext:value-type="float">
            <text:p>0,13448135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48276" calcext:value-type="float">
            <text:p>0,548276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627588" calcext:value-type="float">
            <text:p>27,627588</text:p>
          </table:table-cell>
          <table:table-cell table:formula="of:=([.D136]-[.E136])^2" office:value-type="float" office:value="0.393866697743995" calcext:value-type="float">
            <text:p>0,39386669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1216" calcext:value-type="float">
            <text:p>0,51216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7.15808" calcext:value-type="float">
            <text:p>27,15808</text:p>
          </table:table-cell>
          <table:table-cell table:formula="of:=([.D137]-[.E137])^2" office:value-type="float" office:value="3.77102998339602" calcext:value-type="float">
            <text:p>3,77102998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37005" calcext:value-type="float">
            <text:p>0,537005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481065" calcext:value-type="float">
            <text:p>27,481065</text:p>
          </table:table-cell>
          <table:table-cell table:formula="of:=([.D138]-[.E138])^2" office:value-type="float" office:value="0.962500307041" calcext:value-type="float">
            <text:p>0,9625003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11513" calcext:value-type="float">
            <text:p>0,411513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5.849669" calcext:value-type="float">
            <text:p>25,849669</text:p>
          </table:table-cell>
          <table:table-cell table:formula="of:=([.D139]-[.E139])^2" office:value-type="float" office:value="0.202799810889" calcext:value-type="float">
            <text:p>0,202799810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20413" calcext:value-type="float">
            <text:p>0,520413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7.265369" calcext:value-type="float">
            <text:p>27,265369</text:p>
          </table:table-cell>
          <table:table-cell table:formula="of:=([.D140]-[.E140])^2" office:value-type="float" office:value="8.035166921769" calcext:value-type="float">
            <text:p>8,03516692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43742" calcext:value-type="float">
            <text:p>0,643742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868646" calcext:value-type="float">
            <text:p>28,868646</text:p>
          </table:table-cell>
          <table:table-cell table:formula="of:=([.D141]-[.E141])^2" office:value-type="float" office:value="6.597931998736" calcext:value-type="float">
            <text:p>6,59793199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21511" calcext:value-type="float">
            <text:p>0,421511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5.979643" calcext:value-type="float">
            <text:p>25,979643</text:p>
          </table:table-cell>
          <table:table-cell table:formula="of:=([.D142]-[.E142])^2" office:value-type="float" office:value="0.102629888881" calcext:value-type="float">
            <text:p>0,10262988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532839" calcext:value-type="float">
            <text:p>0,532839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7.426907" calcext:value-type="float">
            <text:p>27,426907</text:p>
          </table:table-cell>
          <table:table-cell table:formula="of:=([.D143]-[.E143])^2" office:value-type="float" office:value="2.331429717604" calcext:value-type="float">
            <text:p>2,33142971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94648" calcext:value-type="float">
            <text:p>0,494648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6.930424" calcext:value-type="float">
            <text:p>26,930424</text:p>
          </table:table-cell>
          <table:table-cell table:formula="of:=([.D144]-[.E144])^2" office:value-type="float" office:value="17.385405715561" calcext:value-type="float">
            <text:p>17,38540571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60704" calcext:value-type="float">
            <text:p>0,560704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7.789152" calcext:value-type="float">
            <text:p>27,789152</text:p>
          </table:table-cell>
          <table:table-cell table:formula="of:=([.D145]-[.E145])^2" office:value-type="float" office:value="4.792368965904" calcext:value-type="float">
            <text:p>4,79236896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380921" calcext:value-type="float">
            <text:p>0,380921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5.451973" calcext:value-type="float">
            <text:p>25,451973</text:p>
          </table:table-cell>
          <table:table-cell table:formula="of:=([.D146]-[.E146])^2" office:value-type="float" office:value="9.29049907302402" calcext:value-type="float">
            <text:p>9,2904990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94849" calcext:value-type="float">
            <text:p>0,494849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6.933037" calcext:value-type="float">
            <text:p>26,933037</text:p>
          </table:table-cell>
          <table:table-cell table:formula="of:=([.D147]-[.E147])^2" office:value-type="float" office:value="1.776976979089" calcext:value-type="float">
            <text:p>1,77697697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5404" calcext:value-type="float">
            <text:p>0,445404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6.290252" calcext:value-type="float">
            <text:p>26,290252</text:p>
          </table:table-cell>
          <table:table-cell table:formula="of:=([.D148]-[.E148])^2" office:value-type="float" office:value="0.980593082000997" calcext:value-type="float">
            <text:p>0,9805930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450949" calcext:value-type="float">
            <text:p>0,450949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6.362337" calcext:value-type="float">
            <text:p>26,362337</text:p>
          </table:table-cell>
          <table:table-cell table:formula="of:=([.D149]-[.E149])^2" office:value-type="float" office:value="19.692888402889" calcext:value-type="float">
            <text:p>19,69288840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05054" calcext:value-type="float">
            <text:p>0,605054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8.365702" calcext:value-type="float">
            <text:p>28,365702</text:p>
          </table:table-cell>
          <table:table-cell table:formula="of:=([.D150]-[.E150])^2" office:value-type="float" office:value="8.79539428420899" calcext:value-type="float">
            <text:p>8,7953942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85173" calcext:value-type="float">
            <text:p>0,385173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5.507249" calcext:value-type="float">
            <text:p>25,507249</text:p>
          </table:table-cell>
          <table:table-cell table:formula="of:=([.D151]-[.E151])^2" office:value-type="float" office:value="30.170269606009" calcext:value-type="float">
            <text:p>30,1702696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93928" calcext:value-type="float">
            <text:p>0,493928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6.921064" calcext:value-type="float">
            <text:p>26,921064</text:p>
          </table:table-cell>
          <table:table-cell table:formula="of:=([.D152]-[.E152])^2" office:value-type="float" office:value="2.01943710276101" calcext:value-type="float">
            <text:p>2,01943710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346251" calcext:value-type="float">
            <text:p>0,346251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5.001263" calcext:value-type="float">
            <text:p>25,001263</text:p>
          </table:table-cell>
          <table:table-cell table:formula="of:=([.D153]-[.E153])^2" office:value-type="float" office:value="40.943911980049" calcext:value-type="float">
            <text:p>40,943911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47594" calcext:value-type="float">
            <text:p>0,447594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6.318722" calcext:value-type="float">
            <text:p>26,318722</text:p>
          </table:table-cell>
          <table:table-cell table:formula="of:=([.D154]-[.E154])^2" office:value-type="float" office:value="1.64167843839999" calcext:value-type="float">
            <text:p>1,64167843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1996" calcext:value-type="float">
            <text:p>0,431996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6.115948" calcext:value-type="float">
            <text:p>26,115948</text:p>
          </table:table-cell>
          <table:table-cell table:formula="of:=([.D155]-[.E155])^2" office:value-type="float" office:value="0.341115570600994" calcext:value-type="float">
            <text:p>0,34111557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35485" calcext:value-type="float">
            <text:p>0,535485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7.461305" calcext:value-type="float">
            <text:p>27,461305</text:p>
          </table:table-cell>
          <table:table-cell table:formula="of:=([.D156]-[.E156])^2" office:value-type="float" office:value="0.741841135203991" calcext:value-type="float">
            <text:p>0,74184113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54303" calcext:value-type="float">
            <text:p>0,554303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705939" calcext:value-type="float">
            <text:p>27,705939</text:p>
          </table:table-cell>
          <table:table-cell table:formula="of:=([.D157]-[.E157])^2" office:value-type="float" office:value="9.573238224225" calcext:value-type="float">
            <text:p>9,57323822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9161" calcext:value-type="float">
            <text:p>0,569161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7.899093" calcext:value-type="float">
            <text:p>27,899093</text:p>
          </table:table-cell>
          <table:table-cell table:formula="of:=([.D158]-[.E158])^2" office:value-type="float" office:value="2.893084622649" calcext:value-type="float">
            <text:p>2,89308462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56679" calcext:value-type="float">
            <text:p>0,656679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036827" calcext:value-type="float">
            <text:p>29,036827</text:p>
          </table:table-cell>
          <table:table-cell table:formula="of:=([.D159]-[.E159])^2" office:value-type="float" office:value="1.292368806976" calcext:value-type="float">
            <text:p>1,2923688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30543" calcext:value-type="float">
            <text:p>0,530543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7.397059" calcext:value-type="float">
            <text:p>27,397059</text:p>
          </table:table-cell>
          <table:table-cell table:formula="of:=([.D160]-[.E160])^2" office:value-type="float" office:value="0.157655849480999" calcext:value-type="float">
            <text:p>0,15765584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6106" calcext:value-type="float">
            <text:p>0,566106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859378" calcext:value-type="float">
            <text:p>27,859378</text:p>
          </table:table-cell>
          <table:table-cell table:formula="of:=([.D161]-[.E161])^2" office:value-type="float" office:value="1.586025390625" calcext:value-type="float">
            <text:p>1,58602539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0637" calcext:value-type="float">
            <text:p>0,490637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878281" calcext:value-type="float">
            <text:p>26,878281</text:p>
          </table:table-cell>
          <table:table-cell table:formula="of:=([.D162]-[.E162])^2" office:value-type="float" office:value="0.031784471524001" calcext:value-type="float">
            <text:p>0,03178447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4522" calcext:value-type="float">
            <text:p>0,464522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538786" calcext:value-type="float">
            <text:p>26,538786</text:p>
          </table:table-cell>
          <table:table-cell table:formula="of:=([.D163]-[.E163])^2" office:value-type="float" office:value="0.0192621089440005" calcext:value-type="float">
            <text:p>0,01926210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5718" calcext:value-type="float">
            <text:p>0,445718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294334" calcext:value-type="float">
            <text:p>26,294334</text:p>
          </table:table-cell>
          <table:table-cell table:formula="of:=([.D164]-[.E164])^2" office:value-type="float" office:value="0.0000321262240000001" calcext:value-type="float">
            <text:p>3,21262240000001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8722" calcext:value-type="float">
            <text:p>0,448722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333386" calcext:value-type="float">
            <text:p>26,333386</text:p>
          </table:table-cell>
          <table:table-cell table:formula="of:=([.D165]-[.E165])^2" office:value-type="float" office:value="0.134405091769001" calcext:value-type="float">
            <text:p>0,13440509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9176" calcext:value-type="float">
            <text:p>0,479176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729288" calcext:value-type="float">
            <text:p>26,729288</text:p>
          </table:table-cell>
          <table:table-cell table:formula="of:=([.D166]-[.E166])^2" office:value-type="float" office:value="0.108431904099998" calcext:value-type="float">
            <text:p>0,10843190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5713" calcext:value-type="float">
            <text:p>0,465713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554269" calcext:value-type="float">
            <text:p>26,554269</text:p>
          </table:table-cell>
          <table:table-cell table:formula="of:=([.D167]-[.E167])^2" office:value-type="float" office:value="0.307213015823997" calcext:value-type="float">
            <text:p>0,307213015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1775" calcext:value-type="float">
            <text:p>0,441775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243075" calcext:value-type="float">
            <text:p>26,243075</text:p>
          </table:table-cell>
          <table:table-cell table:formula="of:=([.D168]-[.E168])^2" office:value-type="float" office:value="0.196319000240998" calcext:value-type="float">
            <text:p>0,19631900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1435" calcext:value-type="float">
            <text:p>0,441435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238655" calcext:value-type="float">
            <text:p>26,238655</text:p>
          </table:table-cell>
          <table:table-cell table:formula="of:=([.D169]-[.E169])^2" office:value-type="float" office:value="0.881067577104002" calcext:value-type="float">
            <text:p>0,88106757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5541" calcext:value-type="float">
            <text:p>0,415541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902033" calcext:value-type="float">
            <text:p>25,902033</text:p>
          </table:table-cell>
          <table:table-cell table:formula="of:=([.D170]-[.E170])^2" office:value-type="float" office:value="0.362440120899999" calcext:value-type="float">
            <text:p>0,36244012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8816" calcext:value-type="float">
            <text:p>0,408816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814608" calcext:value-type="float">
            <text:p>25,814608</text:p>
          </table:table-cell>
          <table:table-cell table:formula="of:=([.D171]-[.E171])^2" office:value-type="float" office:value="0.510667452100001" calcext:value-type="float">
            <text:p>0,51066745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7973" calcext:value-type="float">
            <text:p>0,407973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803649" calcext:value-type="float">
            <text:p>25,803649</text:p>
          </table:table-cell>
          <table:table-cell table:formula="of:=([.D172]-[.E172])^2" office:value-type="float" office:value="0.0107431152010002" calcext:value-type="float">
            <text:p>0,01074311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29064" calcext:value-type="float">
            <text:p>0,429064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077832" calcext:value-type="float">
            <text:p>26,077832</text:p>
          </table:table-cell>
          <table:table-cell table:formula="of:=([.D173]-[.E173])^2" office:value-type="float" office:value="1.493697064561" calcext:value-type="float">
            <text:p>1,49369706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58951" calcext:value-type="float">
            <text:p>0,558951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766363" calcext:value-type="float">
            <text:p>27,766363</text:p>
          </table:table-cell>
          <table:table-cell table:formula="of:=([.D174]-[.E174])^2" office:value-type="float" office:value="0.871672445956009" calcext:value-type="float">
            <text:p>0,8716724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86528" calcext:value-type="float">
            <text:p>0,686528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424864" calcext:value-type="float">
            <text:p>29,424864</text:p>
          </table:table-cell>
          <table:table-cell table:formula="of:=([.D175]-[.E175])^2" office:value-type="float" office:value="0.225755168768997" calcext:value-type="float">
            <text:p>0,22575516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6019" calcext:value-type="float">
            <text:p>0,746019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198247" calcext:value-type="float">
            <text:p>30,198247</text:p>
          </table:table-cell>
          <table:table-cell table:formula="of:=([.D176]-[.E176])^2" office:value-type="float" office:value="2.25524405200901" calcext:value-type="float">
            <text:p>2,2552440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2378" calcext:value-type="float">
            <text:p>0,82378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20914" calcext:value-type="float">
            <text:p>31,20914</text:p>
          </table:table-cell>
          <table:table-cell table:formula="of:=([.D177]-[.E177])^2" office:value-type="float" office:value="0.240937649315999" calcext:value-type="float">
            <text:p>0,24093764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96045" calcext:value-type="float">
            <text:p>0,796045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0.848585" calcext:value-type="float">
            <text:p>30,848585</text:p>
          </table:table-cell>
          <table:table-cell table:formula="of:=([.D178]-[.E178])^2" office:value-type="float" office:value="0.905196210724001" calcext:value-type="float">
            <text:p>0,90519621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7834" calcext:value-type="float">
            <text:p>0,77834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61842" calcext:value-type="float">
            <text:p>30,61842</text:p>
          </table:table-cell>
          <table:table-cell table:formula="of:=([.D179]-[.E179])^2" office:value-type="float" office:value="0.777186822724003" calcext:value-type="float">
            <text:p>0,77718682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29646" calcext:value-type="float">
            <text:p>0,729646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29.985398" calcext:value-type="float">
            <text:p>29,985398</text:p>
          </table:table-cell>
          <table:table-cell table:formula="of:=([.D180]-[.E180])^2" office:value-type="float" office:value="3.292791306025" calcext:value-type="float">
            <text:p>3,2927913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02866" calcext:value-type="float">
            <text:p>0,702866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637258" calcext:value-type="float">
            <text:p>29,637258</text:p>
          </table:table-cell>
          <table:table-cell table:formula="of:=([.D181]-[.E181])^2" office:value-type="float" office:value="1.12940993116899" calcext:value-type="float">
            <text:p>1,12940993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5628" calcext:value-type="float">
            <text:p>0,645628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8.893164" calcext:value-type="float">
            <text:p>28,893164</text:p>
          </table:table-cell>
          <table:table-cell table:formula="of:=([.D182]-[.E182])^2" office:value-type="float" office:value="1.456467612964" calcext:value-type="float">
            <text:p>1,4564676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08393" calcext:value-type="float">
            <text:p>0,608393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409109" calcext:value-type="float">
            <text:p>28,409109</text:p>
          </table:table-cell>
          <table:table-cell table:formula="of:=([.D183]-[.E183])^2" office:value-type="float" office:value="0.0955514649960006" calcext:value-type="float">
            <text:p>0,0955514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41628" calcext:value-type="float">
            <text:p>0,541628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541164" calcext:value-type="float">
            <text:p>27,541164</text:p>
          </table:table-cell>
          <table:table-cell table:formula="of:=([.D184]-[.E184])^2" office:value-type="float" office:value="0.194629204223998" calcext:value-type="float">
            <text:p>0,19462920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12196" calcext:value-type="float">
            <text:p>0,512196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7.158548" calcext:value-type="float">
            <text:p>27,158548</text:p>
          </table:table-cell>
          <table:table-cell table:formula="of:=([.D185]-[.E185])^2" office:value-type="float" office:value="0.128560253809003" calcext:value-type="float">
            <text:p>0,12856025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99208" calcext:value-type="float">
            <text:p>0,499208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989704" calcext:value-type="float">
            <text:p>26,989704</text:p>
          </table:table-cell>
          <table:table-cell table:formula="of:=([.D186]-[.E186])^2" office:value-type="float" office:value="0.791578545849002" calcext:value-type="float">
            <text:p>0,79157854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4257" calcext:value-type="float">
            <text:p>0,464257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535341" calcext:value-type="float">
            <text:p>26,535341</text:p>
          </table:table-cell>
          <table:table-cell table:formula="of:=([.D187]-[.E187])^2" office:value-type="float" office:value="0.0183177276489997" calcext:value-type="float">
            <text:p>0,018317727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084" calcext:value-type="float">
            <text:p>0,45084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36092" calcext:value-type="float">
            <text:p>26,36092</text:p>
          </table:table-cell>
          <table:table-cell table:formula="of:=([.D188]-[.E188])^2" office:value-type="float" office:value="0.0193415774760002" calcext:value-type="float">
            <text:p>0,01934157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4078" calcext:value-type="float">
            <text:p>0,464078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533014" calcext:value-type="float">
            <text:p>26,533014</text:p>
          </table:table-cell>
          <table:table-cell table:formula="of:=([.D189]-[.E189])^2" office:value-type="float" office:value="0.187503722289" calcext:value-type="float">
            <text:p>0,18750372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7551" calcext:value-type="float">
            <text:p>0,437551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188163" calcext:value-type="float">
            <text:p>26,188163</text:p>
          </table:table-cell>
          <table:table-cell table:formula="of:=([.D190]-[.E190])^2" office:value-type="float" office:value="0.0354049382439994" calcext:value-type="float">
            <text:p>0,03540493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7999" calcext:value-type="float">
            <text:p>0,447999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323987" calcext:value-type="float">
            <text:p>26,323987</text:p>
          </table:table-cell>
          <table:table-cell table:formula="of:=([.D191]-[.E191])^2" office:value-type="float" office:value="0.524151384289006" calcext:value-type="float">
            <text:p>0,52415138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29795" calcext:value-type="float">
            <text:p>0,429795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087335" calcext:value-type="float">
            <text:p>26,087335</text:p>
          </table:table-cell>
          <table:table-cell table:formula="of:=([.D192]-[.E192])^2" office:value-type="float" office:value="0.0825637009209996" calcext:value-type="float">
            <text:p>0,08256370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26207" calcext:value-type="float">
            <text:p>0,426207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040691" calcext:value-type="float">
            <text:p>26,040691</text:p>
          </table:table-cell>
          <table:table-cell table:formula="of:=([.D193]-[.E193])^2" office:value-type="float" office:value="0.0579340830250011" calcext:value-type="float">
            <text:p>0,0579340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3714" calcext:value-type="float">
            <text:p>0,443714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268282" calcext:value-type="float">
            <text:p>26,268282</text:p>
          </table:table-cell>
          <table:table-cell table:formula="of:=([.D194]-[.E194])^2" office:value-type="float" office:value="0.590264914369001" calcext:value-type="float">
            <text:p>0,59026491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1309" calcext:value-type="float">
            <text:p>0,421309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5.977017" calcext:value-type="float">
            <text:p>25,977017</text:p>
          </table:table-cell>
          <table:table-cell table:formula="of:=([.D195]-[.E195])^2" office:value-type="float" office:value="0.769162326361001" calcext:value-type="float">
            <text:p>0,7691623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0582" calcext:value-type="float">
            <text:p>0,410582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837566" calcext:value-type="float">
            <text:p>25,837566</text:p>
          </table:table-cell>
          <table:table-cell table:formula="of:=([.D196]-[.E196])^2" office:value-type="float" office:value="0.544006554624005" calcext:value-type="float">
            <text:p>0,54400655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5415" calcext:value-type="float">
            <text:p>0,405415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770395" calcext:value-type="float">
            <text:p>25,770395</text:p>
          </table:table-cell>
          <table:table-cell table:formula="of:=([.D197]-[.E197])^2" office:value-type="float" office:value="0.532314700801001" calcext:value-type="float">
            <text:p>0,53231470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3974" calcext:value-type="float">
            <text:p>0,473974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661662" calcext:value-type="float">
            <text:p>26,661662</text:p>
          </table:table-cell>
          <table:table-cell table:formula="of:=([.D198]-[.E198])^2" office:value-type="float" office:value="0.192136695556004" calcext:value-type="float">
            <text:p>0,19213669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83518" calcext:value-type="float">
            <text:p>0,583518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8.085734" calcext:value-type="float">
            <text:p>28,085734</text:p>
          </table:table-cell>
          <table:table-cell table:formula="of:=([.D199]-[.E199])^2" office:value-type="float" office:value="1.727281976121" calcext:value-type="float">
            <text:p>1,72728197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9914" calcext:value-type="float">
            <text:p>0,69914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58882" calcext:value-type="float">
            <text:p>29,58882</text:p>
          </table:table-cell>
          <table:table-cell table:formula="of:=([.D200]-[.E200])^2" office:value-type="float" office:value="1.234709880625" calcext:value-type="float">
            <text:p>1,23470988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3149" calcext:value-type="float">
            <text:p>0,763149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0.420937" calcext:value-type="float">
            <text:p>30,420937</text:p>
          </table:table-cell>
          <table:table-cell table:formula="of:=([.D201]-[.E201])^2" office:value-type="float" office:value="0.461133348623996" calcext:value-type="float">
            <text:p>0,46113334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88744" calcext:value-type="float">
            <text:p>0,788744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0.753672" calcext:value-type="float">
            <text:p>30,753672</text:p>
          </table:table-cell>
          <table:table-cell table:formula="of:=([.D202]-[.E202])^2" office:value-type="float" office:value="1.094808561561" calcext:value-type="float">
            <text:p>1,0948085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5195" calcext:value-type="float">
            <text:p>0,815195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097535" calcext:value-type="float">
            <text:p>31,097535</text:p>
          </table:table-cell>
          <table:table-cell table:formula="of:=([.D203]-[.E203])^2" office:value-type="float" office:value="0.493461291024" calcext:value-type="float">
            <text:p>0,4934612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5565" calcext:value-type="float">
            <text:p>0,775565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582345" calcext:value-type="float">
            <text:p>30,582345</text:p>
          </table:table-cell>
          <table:table-cell table:formula="of:=([.D204]-[.E204])^2" office:value-type="float" office:value="1.035617628409" calcext:value-type="float">
            <text:p>1,03561762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17385" calcext:value-type="float">
            <text:p>0,717385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29.826005" calcext:value-type="float">
            <text:p>29,826005</text:p>
          </table:table-cell>
          <table:table-cell table:formula="of:=([.D205]-[.E205])^2" office:value-type="float" office:value="1.62307599999999" calcext:value-type="float">
            <text:p>1,6230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4118" calcext:value-type="float">
            <text:p>0,674118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263534" calcext:value-type="float">
            <text:p>29,263534</text:p>
          </table:table-cell>
          <table:table-cell table:formula="of:=([.D206]-[.E206])^2" office:value-type="float" office:value="0.699685406784001" calcext:value-type="float">
            <text:p>0,69968540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09019" calcext:value-type="float">
            <text:p>0,609019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417247" calcext:value-type="float">
            <text:p>28,417247</text:p>
          </table:table-cell>
          <table:table-cell table:formula="of:=([.D207]-[.E207])^2" office:value-type="float" office:value="0.174095893503995" calcext:value-type="float">
            <text:p>0,17409589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4549" calcext:value-type="float">
            <text:p>0,544549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579137" calcext:value-type="float">
            <text:p>27,579137</text:p>
          </table:table-cell>
          <table:table-cell table:formula="of:=([.D208]-[.E208])^2" office:value-type="float" office:value="0.335399664768995" calcext:value-type="float">
            <text:p>0,33539966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08904" calcext:value-type="float">
            <text:p>0,508904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115752" calcext:value-type="float">
            <text:p>27,115752</text:p>
          </table:table-cell>
          <table:table-cell table:formula="of:=([.D209]-[.E209])^2" office:value-type="float" office:value="1.031758220025" calcext:value-type="float">
            <text:p>1,031758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2974" calcext:value-type="float">
            <text:p>0,472974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648662" calcext:value-type="float">
            <text:p>26,648662</text:p>
          </table:table-cell>
          <table:table-cell table:formula="of:=([.D210]-[.E210])^2" office:value-type="float" office:value="0.201292206336" calcext:value-type="float">
            <text:p>0,20129220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0356" calcext:value-type="float">
            <text:p>0,470356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614628" calcext:value-type="float">
            <text:p>26,614628</text:p>
          </table:table-cell>
          <table:table-cell table:formula="of:=([.D211]-[.E211])^2" office:value-type="float" office:value="0.0989895198760003" calcext:value-type="float">
            <text:p>0,09898951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38912" calcext:value-type="float">
            <text:p>0,438912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205856" calcext:value-type="float">
            <text:p>26,205856</text:p>
          </table:table-cell>
          <table:table-cell table:formula="of:=([.D212]-[.E212])^2" office:value-type="float" office:value="0.011206127880999" calcext:value-type="float">
            <text:p>0,01120612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34117" calcext:value-type="float">
            <text:p>0,434117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143521" calcext:value-type="float">
            <text:p>26,143521</text:p>
          </table:table-cell>
          <table:table-cell table:formula="of:=([.D213]-[.E213])^2" office:value-type="float" office:value="0.00189433857599982" calcext:value-type="float">
            <text:p>0,00189433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52351" calcext:value-type="float">
            <text:p>0,452351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380563" calcext:value-type="float">
            <text:p>26,380563</text:p>
          </table:table-cell>
          <table:table-cell table:formula="of:=([.D214]-[.E214])^2" office:value-type="float" office:value="0.463165996969004" calcext:value-type="float">
            <text:p>0,4631659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5087" calcext:value-type="float">
            <text:p>0,435087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156131" calcext:value-type="float">
            <text:p>26,156131</text:p>
          </table:table-cell>
          <table:table-cell table:formula="of:=([.D215]-[.E215])^2" office:value-type="float" office:value="0.0243765769000003" calcext:value-type="float">
            <text:p>0,024376576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3767" calcext:value-type="float">
            <text:p>0,43767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18971" calcext:value-type="float">
            <text:p>26,18971</text:p>
          </table:table-cell>
          <table:table-cell table:formula="of:=([.D216]-[.E216])^2" office:value-type="float" office:value="0.239815884099999" calcext:value-type="float">
            <text:p>0,23981588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0552" calcext:value-type="float">
            <text:p>0,440552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227176" calcext:value-type="float">
            <text:p>26,227176</text:p>
          </table:table-cell>
          <table:table-cell table:formula="of:=([.D217]-[.E217])^2" office:value-type="float" office:value="0.393344717584002" calcext:value-type="float">
            <text:p>0,39334471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0395" calcext:value-type="float">
            <text:p>0,420395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5.965135" calcext:value-type="float">
            <text:p>25,965135</text:p>
          </table:table-cell>
          <table:table-cell table:formula="of:=([.D218]-[.E218])^2" office:value-type="float" office:value="0.585440749881005" calcext:value-type="float">
            <text:p>0,58544074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8672" calcext:value-type="float">
            <text:p>0,418672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5.942736" calcext:value-type="float">
            <text:p>25,942736</text:p>
          </table:table-cell>
          <table:table-cell table:formula="of:=([.D219]-[.E219])^2" office:value-type="float" office:value="1.0872858529" calcext:value-type="float">
            <text:p>1,08728585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5527" calcext:value-type="float">
            <text:p>0,395527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641851" calcext:value-type="float">
            <text:p>25,641851</text:p>
          </table:table-cell>
          <table:table-cell table:formula="of:=([.D220]-[.E220])^2" office:value-type="float" office:value="0.411970138801001" calcext:value-type="float">
            <text:p>0,41197013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01118" calcext:value-type="float">
            <text:p>0,401118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714534" calcext:value-type="float">
            <text:p>25,714534</text:p>
          </table:table-cell>
          <table:table-cell table:formula="of:=([.D221]-[.E221])^2" office:value-type="float" office:value="0.235683062784001" calcext:value-type="float">
            <text:p>0,23568306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8512" calcext:value-type="float">
            <text:p>0,468512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590656" calcext:value-type="float">
            <text:p>26,590656</text:p>
          </table:table-cell>
          <table:table-cell table:formula="of:=([.D222]-[.E222])^2" office:value-type="float" office:value="2.27810421692099" calcext:value-type="float">
            <text:p>2,27810421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26711" calcext:value-type="float">
            <text:p>0,626711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647243" calcext:value-type="float">
            <text:p>28,647243</text:p>
          </table:table-cell>
          <table:table-cell table:formula="of:=([.D223]-[.E223])^2" office:value-type="float" office:value="2.11052033416899" calcext:value-type="float">
            <text:p>2,11052033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54256" calcext:value-type="float">
            <text:p>0,754256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305328" calcext:value-type="float">
            <text:p>30,305328</text:p>
          </table:table-cell>
          <table:table-cell table:formula="of:=([.D224]-[.E224])^2" office:value-type="float" office:value="1.7038864089" calcext:value-type="float">
            <text:p>1,70388640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56656" calcext:value-type="float">
            <text:p>0,656656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036528" calcext:value-type="float">
            <text:p>29,036528</text:p>
          </table:table-cell>
          <table:table-cell table:formula="of:=([.D225]-[.E225])^2" office:value-type="float" office:value="4.680615421729" calcext:value-type="float">
            <text:p>4,68061542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5964" calcext:value-type="float">
            <text:p>0,785964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717532" calcext:value-type="float">
            <text:p>30,717532</text:p>
          </table:table-cell>
          <table:table-cell table:formula="of:=([.D226]-[.E226])^2" office:value-type="float" office:value="0.146285595729001" calcext:value-type="float">
            <text:p>0,14628559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57883" calcext:value-type="float">
            <text:p>0,757883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352479" calcext:value-type="float">
            <text:p>30,352479</text:p>
          </table:table-cell>
          <table:table-cell table:formula="of:=([.D227]-[.E227])^2" office:value-type="float" office:value="2.095325730576" calcext:value-type="float">
            <text:p>2,09532573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53278" calcext:value-type="float">
            <text:p>0,753278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292614" calcext:value-type="float">
            <text:p>30,292614</text:p>
          </table:table-cell>
          <table:table-cell table:formula="of:=([.D228]-[.E228])^2" office:value-type="float" office:value="0.368917752995998" calcext:value-type="float">
            <text:p>0,3689177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18277" calcext:value-type="float">
            <text:p>0,718277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837601" calcext:value-type="float">
            <text:p>29,837601</text:p>
          </table:table-cell>
          <table:table-cell table:formula="of:=([.D229]-[.E229])^2" office:value-type="float" office:value="2.13860206081599" calcext:value-type="float">
            <text:p>2,13860206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4864" calcext:value-type="float">
            <text:p>0,674864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273232" calcext:value-type="float">
            <text:p>29,273232</text:p>
          </table:table-cell>
          <table:table-cell table:formula="of:=([.D230]-[.E230])^2" office:value-type="float" office:value="0.683555247076001" calcext:value-type="float">
            <text:p>0,68355524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26076" calcext:value-type="float">
            <text:p>0,626076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638988" calcext:value-type="float">
            <text:p>28,638988</text:p>
          </table:table-cell>
          <table:table-cell table:formula="of:=([.D231]-[.E231])^2" office:value-type="float" office:value="0.546098830224999" calcext:value-type="float">
            <text:p>0,54609883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50623" calcext:value-type="float">
            <text:p>0,550623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658099" calcext:value-type="float">
            <text:p>27,658099</text:p>
          </table:table-cell>
          <table:table-cell table:formula="of:=([.D232]-[.E232])^2" office:value-type="float" office:value="0.917955610000003" calcext:value-type="float">
            <text:p>0,917955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0209" calcext:value-type="float">
            <text:p>0,510209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7.132717" calcext:value-type="float">
            <text:p>27,132717</text:p>
          </table:table-cell>
          <table:table-cell table:formula="of:=([.D233]-[.E233])^2" office:value-type="float" office:value="0.0045276749439997" calcext:value-type="float">
            <text:p>0,00452767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9859" calcext:value-type="float">
            <text:p>0,49859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98167" calcext:value-type="float">
            <text:p>26,98167</text:p>
          </table:table-cell>
          <table:table-cell table:formula="of:=([.D234]-[.E234])^2" office:value-type="float" office:value="0.00666933555600091" calcext:value-type="float">
            <text:p>0,00666933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9312" calcext:value-type="float">
            <text:p>0,449312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341056" calcext:value-type="float">
            <text:p>26,341056</text:p>
          </table:table-cell>
          <table:table-cell table:formula="of:=([.D235]-[.E235])^2" office:value-type="float" office:value="0.116318513025001" calcext:value-type="float">
            <text:p>0,1163185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2749" calcext:value-type="float">
            <text:p>0,442749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255737" calcext:value-type="float">
            <text:p>26,255737</text:p>
          </table:table-cell>
          <table:table-cell table:formula="of:=([.D236]-[.E236])^2" office:value-type="float" office:value="0.0654009016959994" calcext:value-type="float">
            <text:p>0,06540090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4902" calcext:value-type="float">
            <text:p>0,454902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413726" calcext:value-type="float">
            <text:p>26,413726</text:p>
          </table:table-cell>
          <table:table-cell table:formula="of:=([.D237]-[.E237])^2" office:value-type="float" office:value="0.0984258854409969" calcext:value-type="float">
            <text:p>0,09842588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1464" calcext:value-type="float">
            <text:p>0,441464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239032" calcext:value-type="float">
            <text:p>26,239032</text:p>
          </table:table-cell>
          <table:table-cell table:formula="of:=([.D238]-[.E238])^2" office:value-type="float" office:value="0.192752609296001" calcext:value-type="float">
            <text:p>0,19275260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2034" calcext:value-type="float">
            <text:p>0,422034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5.986442" calcext:value-type="float">
            <text:p>25,986442</text:p>
          </table:table-cell>
          <table:table-cell table:formula="of:=([.D239]-[.E239])^2" office:value-type="float" office:value="0.509163592248997" calcext:value-type="float">
            <text:p>0,50916359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79052" calcext:value-type="float">
            <text:p>0,479052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6.727676" calcext:value-type="float">
            <text:p>26,727676</text:p>
          </table:table-cell>
          <table:table-cell table:formula="of:=([.D240]-[.E240])^2" office:value-type="float" office:value="2.038250194929" calcext:value-type="float">
            <text:p>2,03825019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9613" calcext:value-type="float">
            <text:p>0,419613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5.954969" calcext:value-type="float">
            <text:p>25,954969</text:p>
          </table:table-cell>
          <table:table-cell table:formula="of:=([.D241]-[.E241])^2" office:value-type="float" office:value="0.428980461155998" calcext:value-type="float">
            <text:p>0,42898046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3214" calcext:value-type="float">
            <text:p>0,413214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871782" calcext:value-type="float">
            <text:p>25,871782</text:p>
          </table:table-cell>
          <table:table-cell table:formula="of:=([.D242]-[.E242])^2" office:value-type="float" office:value="0.451299116944004" calcext:value-type="float">
            <text:p>0,45129911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7151" calcext:value-type="float">
            <text:p>0,427151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6.052963" calcext:value-type="float">
            <text:p>26,052963</text:p>
          </table:table-cell>
          <table:table-cell table:formula="of:=([.D243]-[.E243])^2" office:value-type="float" office:value="1.83050617344399" calcext:value-type="float">
            <text:p>1,83050617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79674" calcext:value-type="float">
            <text:p>0,379674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435762" calcext:value-type="float">
            <text:p>25,435762</text:p>
          </table:table-cell>
          <table:table-cell table:formula="of:=([.D244]-[.E244])^2" office:value-type="float" office:value="0.541344249121" calcext:value-type="float">
            <text:p>0,54134424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6866" calcext:value-type="float">
            <text:p>0,386866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529258" calcext:value-type="float">
            <text:p>25,529258</text:p>
          </table:table-cell>
          <table:table-cell table:formula="of:=([.D245]-[.E245])^2" office:value-type="float" office:value="0.108414781696001" calcext:value-type="float">
            <text:p>0,10841478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3716" calcext:value-type="float">
            <text:p>0,423716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6.008308" calcext:value-type="float">
            <text:p>26,008308</text:p>
          </table:table-cell>
          <table:table-cell table:formula="of:=([.D246]-[.E246])^2" office:value-type="float" office:value="0.478436439480998" calcext:value-type="float">
            <text:p>0,47843643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1507" calcext:value-type="float">
            <text:p>0,521507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7.279591" calcext:value-type="float">
            <text:p>27,279591</text:p>
          </table:table-cell>
          <table:table-cell table:formula="of:=([.D247]-[.E247])^2" office:value-type="float" office:value="2.311661772225" calcext:value-type="float">
            <text:p>2,31166177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76512" calcext:value-type="float">
            <text:p>0,676512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294656" calcext:value-type="float">
            <text:p>29,294656</text:p>
          </table:table-cell>
          <table:table-cell table:formula="of:=([.D248]-[.E248])^2" office:value-type="float" office:value="1.221772094244" calcext:value-type="float">
            <text:p>1,22177209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60414" calcext:value-type="float">
            <text:p>0,760414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385382" calcext:value-type="float">
            <text:p>30,385382</text:p>
          </table:table-cell>
          <table:table-cell table:formula="of:=([.D249]-[.E249])^2" office:value-type="float" office:value="0.171911402884001" calcext:value-type="float">
            <text:p>0,17191140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763779" calcext:value-type="float">
            <text:p>0,763779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0.429127" calcext:value-type="float">
            <text:p>30,429127</text:p>
          </table:table-cell>
          <table:table-cell table:formula="of:=([.D250]-[.E250])^2" office:value-type="float" office:value="0.0166742986409997" calcext:value-type="float">
            <text:p>0,01667429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24672" calcext:value-type="float">
            <text:p>0,724672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29.920736" calcext:value-type="float">
            <text:p>29,920736</text:p>
          </table:table-cell>
          <table:table-cell table:formula="of:=([.D251]-[.E251])^2" office:value-type="float" office:value="0.461398223168994" calcext:value-type="float">
            <text:p>0,46139822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0341" calcext:value-type="float">
            <text:p>0,700341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604433" calcext:value-type="float">
            <text:p>29,604433</text:p>
          </table:table-cell>
          <table:table-cell table:formula="of:=([.D252]-[.E252])^2" office:value-type="float" office:value="1.947596086969" calcext:value-type="float">
            <text:p>1,9475960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02264" calcext:value-type="float">
            <text:p>0,702264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629432" calcext:value-type="float">
            <text:p>29,629432</text:p>
          </table:table-cell>
          <table:table-cell table:formula="of:=([.D253]-[.E253])^2" office:value-type="float" office:value="1.370238807184" calcext:value-type="float">
            <text:p>1,37023880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4407" calcext:value-type="float">
            <text:p>0,674407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267291" calcext:value-type="float">
            <text:p>29,267291</text:p>
          </table:table-cell>
          <table:table-cell table:formula="of:=([.D254]-[.E254])^2" office:value-type="float" office:value="1.519578874944" calcext:value-type="float">
            <text:p>1,51957887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57273" calcext:value-type="float">
            <text:p>0,657273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044549" calcext:value-type="float">
            <text:p>29,044549</text:p>
          </table:table-cell>
          <table:table-cell table:formula="of:=([.D255]-[.E255])^2" office:value-type="float" office:value="0.912880880704008" calcext:value-type="float">
            <text:p>0,91288088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2566" calcext:value-type="float">
            <text:p>0,622566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593358" calcext:value-type="float">
            <text:p>28,593358</text:p>
          </table:table-cell>
          <table:table-cell table:formula="of:=([.D256]-[.E256])^2" office:value-type="float" office:value="0.243407049768999" calcext:value-type="float">
            <text:p>0,24340704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519" calcext:value-type="float">
            <text:p>0,54519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58747" calcext:value-type="float">
            <text:p>27,58747</text:p>
          </table:table-cell>
          <table:table-cell table:formula="of:=([.D257]-[.E257])^2" office:value-type="float" office:value="3.95002110115602" calcext:value-type="float">
            <text:p>3,95002110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9317" calcext:value-type="float">
            <text:p>0,479317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731121" calcext:value-type="float">
            <text:p>26,731121</text:p>
          </table:table-cell>
          <table:table-cell table:formula="of:=([.D258]-[.E258])^2" office:value-type="float" office:value="0.866993765624996" calcext:value-type="float">
            <text:p>0,86699376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75129" calcext:value-type="float">
            <text:p>0,475129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676677" calcext:value-type="float">
            <text:p>26,676677</text:p>
          </table:table-cell>
          <table:table-cell table:formula="of:=([.D259]-[.E259])^2" office:value-type="float" office:value="1.04718586904101" calcext:value-type="float">
            <text:p>1,04718586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60505" calcext:value-type="float">
            <text:p>0,460505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486565" calcext:value-type="float">
            <text:p>26,486565</text:p>
          </table:table-cell>
          <table:table-cell table:formula="of:=([.D260]-[.E260])^2" office:value-type="float" office:value="6.83001113804102" calcext:value-type="float">
            <text:p>6,8300111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84047" calcext:value-type="float">
            <text:p>0,684047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9.392611" calcext:value-type="float">
            <text:p>29,392611</text:p>
          </table:table-cell>
          <table:table-cell table:formula="of:=([.D261]-[.E261])^2" office:value-type="float" office:value="2.915194271236" calcext:value-type="float">
            <text:p>2,91519427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04689" calcext:value-type="float">
            <text:p>0,804689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0.960957" calcext:value-type="float">
            <text:p>30,960957</text:p>
          </table:table-cell>
          <table:table-cell table:formula="of:=([.D262]-[.E262])^2" office:value-type="float" office:value="3.46318328736899" calcext:value-type="float">
            <text:p>3,46318328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33553" calcext:value-type="float">
            <text:p>0,633553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8.736189" calcext:value-type="float">
            <text:p>28,736189</text:p>
          </table:table-cell>
          <table:table-cell table:formula="of:=([.D263]-[.E263])^2" office:value-type="float" office:value="0.317881716100004" calcext:value-type="float">
            <text:p>0,31788171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18709" calcext:value-type="float">
            <text:p>0,618709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543217" calcext:value-type="float">
            <text:p>28,543217</text:p>
          </table:table-cell>
          <table:table-cell table:formula="of:=([.D264]-[.E264])^2" office:value-type="float" office:value="0.915441363368997" calcext:value-type="float">
            <text:p>0,91544136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41396" calcext:value-type="float">
            <text:p>0,641396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838148" calcext:value-type="float">
            <text:p>28,838148</text:p>
          </table:table-cell>
          <table:table-cell table:formula="of:=([.D265]-[.E265])^2" office:value-type="float" office:value="11.302048869904" calcext:value-type="float">
            <text:p>11,30204886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76964" calcext:value-type="float">
            <text:p>0,776964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30.600532" calcext:value-type="float">
            <text:p>30,600532</text:p>
          </table:table-cell>
          <table:table-cell table:formula="of:=([.D266]-[.E266])^2" office:value-type="float" office:value="3.238103077729" calcext:value-type="float">
            <text:p>3,238103077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29122" calcext:value-type="float">
            <text:p>0,829122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278586" calcext:value-type="float">
            <text:p>31,278586</text:p>
          </table:table-cell>
          <table:table-cell table:formula="of:=([.D267]-[.E267])^2" office:value-type="float" office:value="0.0490250450560006" calcext:value-type="float">
            <text:p>0,04902504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38287" calcext:value-type="float">
            <text:p>0,738287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097731" calcext:value-type="float">
            <text:p>30,097731</text:p>
          </table:table-cell>
          <table:table-cell table:formula="of:=([.D268]-[.E268])^2" office:value-type="float" office:value="0.158193130224998" calcext:value-type="float">
            <text:p>0,15819313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17463" calcext:value-type="float">
            <text:p>0,617463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527019" calcext:value-type="float">
            <text:p>28,527019</text:p>
          </table:table-cell>
          <table:table-cell table:formula="of:=([.D269]-[.E269])^2" office:value-type="float" office:value="0.0161348425290003" calcext:value-type="float">
            <text:p>0,01613484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48646" calcext:value-type="float">
            <text:p>0,548646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632398" calcext:value-type="float">
            <text:p>27,632398</text:p>
          </table:table-cell>
          <table:table-cell table:formula="of:=([.D270]-[.E270])^2" office:value-type="float" office:value="0.00456975999999983" calcext:value-type="float">
            <text:p>0,004569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08608" calcext:value-type="float">
            <text:p>0,508608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111904" calcext:value-type="float">
            <text:p>27,111904</text:p>
          </table:table-cell>
          <table:table-cell table:formula="of:=([.D271]-[.E271])^2" office:value-type="float" office:value="0.150623162404" calcext:value-type="float">
            <text:p>0,15062316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3446" calcext:value-type="float">
            <text:p>0,503446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7.044798" calcext:value-type="float">
            <text:p>27,044798</text:p>
          </table:table-cell>
          <table:table-cell table:formula="of:=([.D272]-[.E272])^2" office:value-type="float" office:value="0.118886350401001" calcext:value-type="float">
            <text:p>0,118886350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9122" calcext:value-type="float">
            <text:p>0,479122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728586" calcext:value-type="float">
            <text:p>26,728586</text:p>
          </table:table-cell>
          <table:table-cell table:formula="of:=([.D273]-[.E273])^2" office:value-type="float" office:value="0.222235873560997" calcext:value-type="float">
            <text:p>0,22223587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82324" calcext:value-type="float">
            <text:p>0,482324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6.770212" calcext:value-type="float">
            <text:p>26,770212</text:p>
          </table:table-cell>
          <table:table-cell table:formula="of:=([.D274]-[.E274])^2" office:value-type="float" office:value="0.0289711036809999" calcext:value-type="float">
            <text:p>0,02897110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65444" calcext:value-type="float">
            <text:p>0,465444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550772" calcext:value-type="float">
            <text:p>26,550772</text:p>
          </table:table-cell>
          <table:table-cell table:formula="of:=([.D275]-[.E275])^2" office:value-type="float" office:value="0.00257840528400011" calcext:value-type="float">
            <text:p>0,00257840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4227" calcext:value-type="float">
            <text:p>0,454227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404951" calcext:value-type="float">
            <text:p>26,404951</text:p>
          </table:table-cell>
          <table:table-cell table:formula="of:=([.D276]-[.E276])^2" office:value-type="float" office:value="0.0000245322089999691" calcext:value-type="float">
            <text:p>2,45322089999691E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69605" calcext:value-type="float">
            <text:p>0,469605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604865" calcext:value-type="float">
            <text:p>26,604865</text:p>
          </table:table-cell>
          <table:table-cell table:formula="of:=([.D277]-[.E277])^2" office:value-type="float" office:value="0.0109979266409998" calcext:value-type="float">
            <text:p>0,01099792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3901" calcext:value-type="float">
            <text:p>0,453901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400713" calcext:value-type="float">
            <text:p>26,400713</text:p>
          </table:table-cell>
          <table:table-cell table:formula="of:=([.D278]-[.E278])^2" office:value-type="float" office:value="0.0101427055210001" calcext:value-type="float">
            <text:p>0,01014270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8995" calcext:value-type="float">
            <text:p>0,458995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466935" calcext:value-type="float">
            <text:p>26,466935</text:p>
          </table:table-cell>
          <table:table-cell table:formula="of:=([.D279]-[.E279])^2" office:value-type="float" office:value="0.321409624899999" calcext:value-type="float">
            <text:p>0,321409624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8026" calcext:value-type="float">
            <text:p>0,438026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194338" calcext:value-type="float">
            <text:p>26,194338</text:p>
          </table:table-cell>
          <table:table-cell table:formula="of:=([.D280]-[.E280])^2" office:value-type="float" office:value="0.0866319148889989" calcext:value-type="float">
            <text:p>0,08663191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39397" calcext:value-type="float">
            <text:p>0,439397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212161" calcext:value-type="float">
            <text:p>26,212161</text:p>
          </table:table-cell>
          <table:table-cell table:formula="of:=([.D281]-[.E281])^2" office:value-type="float" office:value="0.975835768335991" calcext:value-type="float">
            <text:p>0,97583576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02427" calcext:value-type="float">
            <text:p>0,502427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031551" calcext:value-type="float">
            <text:p>27,031551</text:p>
          </table:table-cell>
          <table:table-cell table:formula="of:=([.D282]-[.E282])^2" office:value-type="float" office:value="0.0173046132090012" calcext:value-type="float">
            <text:p>0,01730461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0942" calcext:value-type="float">
            <text:p>0,540942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532246" calcext:value-type="float">
            <text:p>27,532246</text:p>
          </table:table-cell>
          <table:table-cell table:formula="of:=([.D283]-[.E283])^2" office:value-type="float" office:value="0.869077011048993" calcext:value-type="float">
            <text:p>0,8690770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7194" calcext:value-type="float">
            <text:p>0,477194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6.703522" calcext:value-type="float">
            <text:p>26,703522</text:p>
          </table:table-cell>
          <table:table-cell table:formula="of:=([.D284]-[.E284])^2" office:value-type="float" office:value="0.253528362255998" calcext:value-type="float">
            <text:p>0,253528362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6591" calcext:value-type="float">
            <text:p>0,476591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695683" calcext:value-type="float">
            <text:p>26,695683</text:p>
          </table:table-cell>
          <table:table-cell table:formula="of:=([.D285]-[.E285])^2" office:value-type="float" office:value="0.802255201969004" calcext:value-type="float">
            <text:p>0,8022552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8323" calcext:value-type="float">
            <text:p>0,438323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198199" calcext:value-type="float">
            <text:p>26,198199</text:p>
          </table:table-cell>
          <table:table-cell table:formula="of:=([.D286]-[.E286])^2" office:value-type="float" office:value="0.996413222025012" calcext:value-type="float">
            <text:p>0,9964132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057" calcext:value-type="float">
            <text:p>0,42057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96741" calcext:value-type="float">
            <text:p>25,96741</text:p>
          </table:table-cell>
          <table:table-cell table:formula="of:=([.D287]-[.E287])^2" office:value-type="float" office:value="1.13935129921601" calcext:value-type="float">
            <text:p>1,139351299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5757" calcext:value-type="float">
            <text:p>0,405757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774841" calcext:value-type="float">
            <text:p>25,774841</text:p>
          </table:table-cell>
          <table:table-cell table:formula="of:=([.D288]-[.E288])^2" office:value-type="float" office:value="0.455413074649004" calcext:value-type="float">
            <text:p>0,45541307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0315" calcext:value-type="float">
            <text:p>0,400315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704095" calcext:value-type="float">
            <text:p>25,704095</text:p>
          </table:table-cell>
          <table:table-cell table:formula="of:=([.D289]-[.E289])^2" office:value-type="float" office:value="0.646559119921008" calcext:value-type="float">
            <text:p>0,64655911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1444" calcext:value-type="float">
            <text:p>0,401444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718772" calcext:value-type="float">
            <text:p>25,718772</text:p>
          </table:table-cell>
          <table:table-cell table:formula="of:=([.D290]-[.E290])^2" office:value-type="float" office:value="0.962806425528994" calcext:value-type="float">
            <text:p>0,96280642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7396" calcext:value-type="float">
            <text:p>0,487396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6.836148" calcext:value-type="float">
            <text:p>26,836148</text:p>
          </table:table-cell>
          <table:table-cell table:formula="of:=([.D291]-[.E291])^2" office:value-type="float" office:value="0.746236822499999" calcext:value-type="float">
            <text:p>0,74623682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3324" calcext:value-type="float">
            <text:p>0,63324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73212" calcext:value-type="float">
            <text:p>28,73212</text:p>
          </table:table-cell>
          <table:table-cell table:formula="of:=([.D292]-[.E292])^2" office:value-type="float" office:value="2.050964830161" calcext:value-type="float">
            <text:p>2,05096483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86404" calcext:value-type="float">
            <text:p>0,586404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8.123252" calcext:value-type="float">
            <text:p>28,123252</text:p>
          </table:table-cell>
          <table:table-cell table:formula="of:=([.D293]-[.E293])^2" office:value-type="float" office:value="0.523097795024997" calcext:value-type="float">
            <text:p>0,5230977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878" calcext:value-type="float">
            <text:p>0,56878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89414" calcext:value-type="float">
            <text:p>27,89414</text:p>
          </table:table-cell>
          <table:table-cell table:formula="of:=([.D294]-[.E294])^2" office:value-type="float" office:value="5.31699956304399" calcext:value-type="float">
            <text:p>5,3169995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12089" calcext:value-type="float">
            <text:p>0,712089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757157" calcext:value-type="float">
            <text:p>29,757157</text:p>
          </table:table-cell>
          <table:table-cell table:formula="of:=([.D295]-[.E295])^2" office:value-type="float" office:value="4.59177183696401" calcext:value-type="float">
            <text:p>4,5917718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23371757375471" calcext:value-type="float">
            <text:p>1,233717573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54:14.5027554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4:55:31.715004684</dc:date>
    <meta:editing-duration>PT35M38S</meta:editing-duration>
    <meta:editing-cycles>13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1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5</svg:desc>
                </draw:g>
              </table:table-cell>
              <table:table-cell office:value-type="float" office:value="26.559794">
                <text:p>26.559794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59395">
                <text:p>26.459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16394">
                <text:p>27.316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23294">
                <text:p>29.023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35335">
                <text:p>30.35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657134">
                <text:p>30.657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348826">
                <text:p>30.348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184662">
                <text:p>30.184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658981">
                <text:p>29.658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8353">
                <text:p>29.8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15375">
                <text:p>28.15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76192">
                <text:p>28.076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298636">
                <text:p>27.298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33804">
                <text:p>26.933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863032">
                <text:p>26.863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6508">
                <text:p>26.546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56218">
                <text:p>26.256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57713">
                <text:p>26.257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377404">
                <text:p>26.377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412687">
                <text:p>25.412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830039">
                <text:p>25.830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5.396021">
                <text:p>25.396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5.17909">
                <text:p>25.17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239631">
                <text:p>25.239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259261">
                <text:p>25.259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739286">
                <text:p>25.739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842089">
                <text:p>26.842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23307">
                <text:p>27.723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85706">
                <text:p>28.785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98874">
                <text:p>28.98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38662">
                <text:p>28.338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9.043964">
                <text:p>29.043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608255">
                <text:p>29.608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1.090541">
                <text:p>31.090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259088">
                <text:p>29.259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79737">
                <text:p>28.179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45004">
                <text:p>27.7450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52545">
                <text:p>26.752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934064">
                <text:p>26.934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17925">
                <text:p>26.41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00981">
                <text:p>26.200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249068">
                <text:p>26.249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28251">
                <text:p>26.328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19091">
                <text:p>26.51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24355">
                <text:p>26.224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285325">
                <text:p>26.285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25987">
                <text:p>25.725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79521">
                <text:p>25.779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80124">
                <text:p>25.980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07847">
                <text:p>25.507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33718">
                <text:p>25.8337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99259">
                <text:p>25.699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022127">
                <text:p>26.022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908506">
                <text:p>26.908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168803">
                <text:p>29.168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901431">
                <text:p>29.901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012464">
                <text:p>30.012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692871">
                <text:p>30.692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67148">
                <text:p>29.267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80139">
                <text:p>29.180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79879">
                <text:p>29.179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578265">
                <text:p>28.578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426984">
                <text:p>28.426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44291">
                <text:p>27.44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751934">
                <text:p>26.7519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06299">
                <text:p>26.506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17716">
                <text:p>26.117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5.997869">
                <text:p>25.9978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193714">
                <text:p>26.193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321218">
                <text:p>26.321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49608">
                <text:p>25.749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59167">
                <text:p>25.659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562811">
                <text:p>25.562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488204">
                <text:p>25.488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77601">
                <text:p>25.677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02204">
                <text:p>26.502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82577">
                <text:p>27.382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994917">
                <text:p>26.994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53152">
                <text:p>25.553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1817">
                <text:p>25.818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510459">
                <text:p>26.510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218607">
                <text:p>28.21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9.065947">
                <text:p>29.0659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341027">
                <text:p>29.341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629759">
                <text:p>27.629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929058">
                <text:p>27.9290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815049">
                <text:p>26.815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935546">
                <text:p>26.935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528984">
                <text:p>26.528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161396">
                <text:p>26.1613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46796">
                <text:p>25.846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34654">
                <text:p>25.8346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46974">
                <text:p>25.9469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40278">
                <text:p>25.6402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639667">
                <text:p>25.639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453208">
                <text:p>25.453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092951">
                <text:p>26.0929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6.205011">
                <text:p>26.2050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4.940358">
                <text:p>24.940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57481">
                <text:p>25.57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96818">
                <text:p>26.59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482456">
                <text:p>27.482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518897">
                <text:p>25.518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063648">
                <text:p>27.0636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868048">
                <text:p>28.868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829269">
                <text:p>28.829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498743">
                <text:p>29.498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39974">
                <text:p>26.739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79379">
                <text:p>27.3793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8124">
                <text:p>26.68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370813">
                <text:p>26.370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259689">
                <text:p>26.259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2104">
                <text:p>26.22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14131">
                <text:p>27.14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146485">
                <text:p>26.1464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27629">
                <text:p>26.9276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53936">
                <text:p>26.753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47699">
                <text:p>26.347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52431">
                <text:p>26.352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50736">
                <text:p>26.150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50254">
                <text:p>25.850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06652">
                <text:p>25.806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694995">
                <text:p>25.694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13615">
                <text:p>25.6136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500098">
                <text:p>26.5000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331368">
                <text:p>29.331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51424">
                <text:p>29.7514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445455">
                <text:p>30.445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641417">
                <text:p>30.641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66786">
                <text:p>29.66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71648">
                <text:p>29.716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095222">
                <text:p>30.095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8.955837">
                <text:p>28.9558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66712">
                <text:p>28.466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627588">
                <text:p>27.627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15808">
                <text:p>27.158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481065">
                <text:p>27.481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849669">
                <text:p>25.8496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7.265369">
                <text:p>27.2653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868646">
                <text:p>28.8686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979643">
                <text:p>25.979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7.426907">
                <text:p>27.426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930424">
                <text:p>26.9304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789152">
                <text:p>27.7891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5.451973">
                <text:p>25.4519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933037">
                <text:p>26.933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90252">
                <text:p>26.2902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6.362337">
                <text:p>26.3623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365702">
                <text:p>28.365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507249">
                <text:p>25.5072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921064">
                <text:p>26.9210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5.001263">
                <text:p>25.001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6.318722">
                <text:p>26.3187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15948">
                <text:p>26.1159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461305">
                <text:p>27.4613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705939">
                <text:p>27.7059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899093">
                <text:p>27.899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036827">
                <text:p>29.0368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397059">
                <text:p>27.3970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859378">
                <text:p>27.859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878281">
                <text:p>26.8782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38786">
                <text:p>26.5387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94334">
                <text:p>26.2943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33386">
                <text:p>26.3333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29288">
                <text:p>26.729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54269">
                <text:p>26.5542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43075">
                <text:p>26.243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38655">
                <text:p>26.2386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02033">
                <text:p>25.902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14608">
                <text:p>25.814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803649">
                <text:p>25.8036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077832">
                <text:p>26.077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766363">
                <text:p>27.7663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424864">
                <text:p>29.4248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198247">
                <text:p>30.1982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20914">
                <text:p>31.20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848585">
                <text:p>30.848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61842">
                <text:p>30.618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9.985398">
                <text:p>29.985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637258">
                <text:p>29.6372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893164">
                <text:p>28.893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09109">
                <text:p>28.409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541164">
                <text:p>27.541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58548">
                <text:p>27.1585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989704">
                <text:p>26.9897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35341">
                <text:p>26.5353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36092">
                <text:p>26.360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33014">
                <text:p>26.533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88163">
                <text:p>26.188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23987">
                <text:p>26.3239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087335">
                <text:p>26.087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040691">
                <text:p>26.0406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68282">
                <text:p>26.268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77017">
                <text:p>25.977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37566">
                <text:p>25.837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70395">
                <text:p>25.7703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61662">
                <text:p>26.6616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085734">
                <text:p>28.085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58882">
                <text:p>29.588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20937">
                <text:p>30.420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753672">
                <text:p>30.7536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97535">
                <text:p>31.0975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582345">
                <text:p>30.5823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826005">
                <text:p>29.826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63534">
                <text:p>29.2635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417247">
                <text:p>28.417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579137">
                <text:p>27.5791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15752">
                <text:p>27.1157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48662">
                <text:p>26.648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14628">
                <text:p>26.6146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205856">
                <text:p>26.205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143521">
                <text:p>26.1435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380563">
                <text:p>26.3805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56131">
                <text:p>26.1561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18971">
                <text:p>26.189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27176">
                <text:p>26.2271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65135">
                <text:p>25.965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42736">
                <text:p>25.9427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41851">
                <text:p>25.6418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714534">
                <text:p>25.714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90656">
                <text:p>26.5906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647243">
                <text:p>28.6472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305328">
                <text:p>30.305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036528">
                <text:p>29.0365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17532">
                <text:p>30.7175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352479">
                <text:p>30.3524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292614">
                <text:p>30.2926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837601">
                <text:p>29.8376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73232">
                <text:p>29.2732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638988">
                <text:p>28.6389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658099">
                <text:p>27.6580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132717">
                <text:p>27.1327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98167">
                <text:p>26.981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41056">
                <text:p>26.341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55737">
                <text:p>26.2557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3726">
                <text:p>26.4137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39032">
                <text:p>26.2390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86442">
                <text:p>25.9864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727676">
                <text:p>26.7276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54969">
                <text:p>25.9549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71782">
                <text:p>25.8717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52963">
                <text:p>26.052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35762">
                <text:p>25.4357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529258">
                <text:p>25.5292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08308">
                <text:p>26.008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279591">
                <text:p>27.2795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294656">
                <text:p>29.2946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385382">
                <text:p>30.3853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0.429127">
                <text:p>30.4291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29.920736">
                <text:p>29.9207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604433">
                <text:p>29.604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629432">
                <text:p>29.6294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67291">
                <text:p>29.2672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044549">
                <text:p>29.0445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593358">
                <text:p>28.5933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58747">
                <text:p>27.587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31121">
                <text:p>26.7311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676677">
                <text:p>26.6766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486565">
                <text:p>26.4865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392611">
                <text:p>29.3926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0.960957">
                <text:p>30.9609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8.736189">
                <text:p>28.7361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543217">
                <text:p>28.5432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838148">
                <text:p>28.8381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600532">
                <text:p>30.6005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278586">
                <text:p>31.2785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097731">
                <text:p>30.0977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527019">
                <text:p>28.5270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632398">
                <text:p>27.6323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111904">
                <text:p>27.1119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44798">
                <text:p>27.0447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28586">
                <text:p>26.7285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770212">
                <text:p>26.7702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550772">
                <text:p>26.550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04951">
                <text:p>26.404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604865">
                <text:p>26.6048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00713">
                <text:p>26.4007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66935">
                <text:p>26.4669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94338">
                <text:p>26.1943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212161">
                <text:p>26.2121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031551">
                <text:p>27.0315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32246">
                <text:p>27.532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703522">
                <text:p>26.7035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95683">
                <text:p>26.6956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98199">
                <text:p>26.1981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6741">
                <text:p>25.967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74841">
                <text:p>25.7748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04095">
                <text:p>25.7040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718772">
                <text:p>25.7187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36148">
                <text:p>26.8361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73212">
                <text:p>28.732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123252">
                <text:p>28.1232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9414">
                <text:p>27.894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757157">
                <text:p>29.757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